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Lohit Devanagari1" svg:font-family="'Lohit Devanagari'"/>
    <style:font-face style:name="ariel" svg:font-family="arie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4188in" fo:margin-left="-0.075in" fo:margin-top="0in" fo:margin-bottom="0in" table:align="left" style:writing-mode="lr-tb"/>
    </style:style>
    <style:style style:name="Table1.A" style:family="table-column">
      <style:table-column-properties style:column-width="2.1396in"/>
    </style:style>
    <style:style style:name="Table1.1" style:family="table-row">
      <style:table-row-properties style:min-row-height="0.5153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049in" fo:keep-together="auto"/>
    </style:style>
    <style:style style:name="Table1.3" style:family="table-row">
      <style:table-row-properties style:min-row-height="0.5042in" fo:keep-together="auto"/>
    </style:style>
    <style:style style:name="Table1.4" style:family="table-row">
      <style:table-row-properties style:min-row-height="0.2778in" fo:keep-together="auto"/>
    </style:style>
    <style:style style:name="Table2" style:family="table">
      <style:table-properties style:width="6.4188in" fo:margin-left="-0.075in" fo:margin-top="0in" fo:margin-bottom="0in" table:align="left" style:writing-mode="lr-tb"/>
    </style:style>
    <style:style style:name="Table2.A" style:family="table-column">
      <style:table-column-properties style:column-width="2.1396in"/>
    </style:style>
    <style:style style:name="Table2.1" style:family="table-row">
      <style:table-row-properties style:min-row-height="0.3153in" fo:keep-together="auto"/>
    </style:style>
    <style:style style:name="Table2.A1" style:family="table-cell">
      <style:table-cell-properties fo:padding-left="0.075in" fo:padding-right="0.075in" fo:padding-top="0in" fo:padding-bottom="0in" fo:border="none"/>
    </style:style>
    <style:style style:name="Table2.6" style:family="table-row">
      <style:table-row-properties style:min-row-height="0.2965in" fo:keep-together="auto"/>
    </style:style>
    <style:style style:name="Table2.8" style:family="table-row">
      <style:table-row-properties style:min-row-height="0.3229in" fo:keep-together="auto"/>
    </style:style>
    <style:style style:name="Table2.9" style:family="table-row">
      <style:table-row-properties style:min-row-height="0.325in" fo:keep-together="auto"/>
    </style:style>
    <style:style style:name="Table3" style:family="table">
      <style:table-properties style:width="6.4188in" fo:margin-left="-0.075in" fo:margin-top="0in" fo:margin-bottom="0in" table:align="left" style:writing-mode="lr-tb"/>
    </style:style>
    <style:style style:name="Table3.A" style:family="table-column">
      <style:table-column-properties style:column-width="2.1396in"/>
    </style:style>
    <style:style style:name="Table3.1" style:family="table-row">
      <style:table-row-properties style:min-row-height="0.325in" fo:keep-together="auto"/>
    </style:style>
    <style:style style:name="Table3.A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Footer">
      <style:text-properties officeooo:rsid="0077f01d" officeooo:paragraph-rsid="0077f01d"/>
    </style:style>
    <style:style style:name="P3" style:family="paragraph" style:parent-style-name="Caption">
      <style:paragraph-properties fo:line-height="150%"/>
      <style:text-properties style:font-name="ariel" fo:language="nb" fo:country="NO" fo:font-style="normal" fo:font-weight="bold" officeooo:rsid="004527b4" officeooo:paragraph-rsid="00a2ba14" style:language-asian="zxx" style:country-asian="none" style:font-style-asian="normal" style:font-weight-asian="bold" style:language-complex="zxx" style:country-complex="none" style:font-style-complex="normal" style:font-weight-complex="bold"/>
    </style:style>
    <style:style style:name="P4" style:family="paragraph" style:parent-style-name="Caption">
      <style:paragraph-properties fo:line-height="150%"/>
      <style:text-properties fo:font-size="11pt" fo:language="nb" fo:country="NO" officeooo:rsid="00a2ba14" officeooo:paragraph-rsid="00a2ba14" style:font-size-asian="11pt" style:font-size-complex="11pt"/>
    </style:style>
    <style:style style:name="P5" style:family="paragraph" style:parent-style-name="Brodtekst">
      <style:paragraph-properties fo:line-height="150%"/>
      <style:text-properties style:font-name="ariel" fo:font-size="16pt" fo:language="nb" fo:country="NO" fo:font-weight="normal" officeooo:rsid="005b5142" officeooo:paragraph-rsid="005ffbe5" style:font-size-asian="16pt" style:font-weight-asian="normal" style:font-size-complex="16pt" style:font-weight-complex="normal"/>
    </style:style>
    <style:style style:name="P6" style:family="paragraph" style:parent-style-name="Brodtekst">
      <style:paragraph-properties fo:line-height="150%"/>
      <style:text-properties fo:language="nb" fo:country="NO" officeooo:paragraph-rsid="00ea7654" style:language-asian="zxx" style:country-asian="none" style:language-complex="zxx" style:country-complex="none"/>
    </style:style>
    <style:style style:name="P7" style:family="paragraph" style:parent-style-name="Brodtekst">
      <style:paragraph-properties fo:line-height="150%"/>
      <style:text-properties fo:language="nb" fo:country="NO"/>
    </style:style>
    <style:style style:name="P8" style:family="paragraph" style:parent-style-name="Brodtekst">
      <style:paragraph-properties fo:line-height="150%"/>
      <style:text-properties fo:language="nb" fo:country="NO" officeooo:paragraph-rsid="00fe8b80"/>
    </style:style>
    <style:style style:name="P9" style:family="paragraph" style:parent-style-name="Brodtekst">
      <style:paragraph-properties fo:line-height="150%"/>
      <style:text-properties fo:language="nb" fo:country="NO" officeooo:rsid="009c239b" officeooo:paragraph-rsid="00e9275f"/>
    </style:style>
    <style:style style:name="P10" style:family="paragraph" style:parent-style-name="_32_DUO_5f_Overskrift">
      <style:paragraph-properties fo:line-height="150%"/>
      <style:text-properties fo:language="nb" fo:country="NO" fo:font-weight="normal" officeooo:paragraph-rsid="005b5142" style:language-asian="zxx" style:country-asian="none" style:font-weight-asian="normal" style:language-complex="zxx" style:country-complex="none" style:font-weight-complex="normal"/>
    </style:style>
    <style:style style:name="P11" style:family="paragraph" style:parent-style-name="Standard">
      <style:paragraph-properties fo:margin-top="0in" fo:margin-bottom="0in" loext:contextual-spacing="false"/>
      <style:text-properties fo:color="#000000" style:font-name="Arial" fo:font-size="12pt" fo:language="nb" fo:country="NO" fo:font-weight="bold" officeooo:rsid="0017c7fc" officeooo:paragraph-rsid="01006707" style:font-name-asian="Times New Roman1" style:font-size-asian="12pt" style:language-asian="en" style:country-asian="GB" style:font-weight-asian="bold" style:font-name-complex="Arial1" style:font-size-complex="12pt" style:font-weight-complex="bold"/>
    </style:style>
    <style:style style:name="P12" style:family="paragraph" style:parent-style-name="Standard">
      <style:paragraph-properties fo:margin-top="0in" fo:margin-bottom="0in" loext:contextual-spacing="false" fo:line-height="100%"/>
      <style:text-properties fo:color="#000000" style:font-name="Arial" fo:font-size="12pt" fo:language="nb" fo:country="NO" fo:font-weight="bold" officeooo:paragraph-rsid="01006707" style:font-name-asian="Times New Roman1" style:font-size-asian="12pt" style:language-asian="en" style:country-asian="GB" style:font-weight-asian="bold" style:font-name-complex="Arial1" style:font-size-complex="12pt" style:font-weight-complex="bold"/>
    </style:style>
    <style:style style:name="P13" style:family="paragraph" style:parent-style-name="Standard">
      <style:paragraph-properties fo:margin-top="0in" fo:margin-bottom="0in" loext:contextual-spacing="false" fo:line-height="100%"/>
      <style:text-properties fo:color="#000000" style:font-name="Arial" fo:font-size="12pt" fo:language="nb" fo:country="NO" officeooo:rsid="001cedc9" officeooo:paragraph-rsid="01006707" style:font-name-asian="Times New Roman1" style:font-size-asian="12pt" style:language-asian="en" style:country-asian="GB" style:font-name-complex="Arial1" style:font-size-complex="12pt"/>
    </style:style>
    <style:style style:name="P14" style:family="paragraph" style:parent-style-name="Standard">
      <style:paragraph-properties fo:margin-top="0in" fo:margin-bottom="0in" loext:contextual-spacing="false" fo:line-height="115%"/>
      <style:text-properties fo:color="#000000" style:font-name="Arial" fo:font-size="12pt" fo:language="nb" fo:country="NO" officeooo:paragraph-rsid="01006707" style:font-name-asian="Times New Roman1" style:font-size-asian="12pt" style:language-asian="en" style:country-asian="GB" style:font-name-complex="Arial1" style:font-size-complex="12pt"/>
    </style:style>
    <style:style style:name="P15" style:family="paragraph" style:parent-style-name="Standard">
      <style:paragraph-properties fo:margin-top="0in" fo:margin-bottom="0in" loext:contextual-spacing="false" fo:line-height="115%"/>
      <style:text-properties fo:color="#000000" style:font-name="Arial" fo:font-size="12pt" fo:language="nb" fo:country="NO" officeooo:rsid="0017c7fc" officeooo:paragraph-rsid="01006707" style:font-name-asian="Times New Roman1" style:font-size-asian="12pt" style:language-asian="en" style:country-asian="GB" style:font-name-complex="Arial1" style:font-size-complex="12pt"/>
    </style:style>
    <style:style style:name="P16" style:family="paragraph" style:parent-style-name="Standard">
      <style:paragraph-properties fo:margin-top="0in" fo:margin-bottom="0in" loext:contextual-spacing="false"/>
      <style:text-properties fo:color="#000000" style:font-name="Arial" fo:font-size="12pt" fo:language="nb" fo:country="NO" officeooo:paragraph-rsid="01006707" style:font-name-asian="Times New Roman1" style:font-size-asian="12pt" style:language-asian="en" style:country-asian="GB" style:font-name-complex="Arial1" style:font-size-complex="12pt"/>
    </style:style>
    <style:style style:name="P17" style:family="paragraph" style:parent-style-name="Standard">
      <style:paragraph-properties fo:margin-top="0in" fo:margin-bottom="0in" loext:contextual-spacing="false" fo:line-height="115%"/>
      <style:text-properties fo:color="#000000" style:font-name="Arial" fo:font-size="12pt" fo:language="nb" fo:country="NO" officeooo:paragraph-rsid="01006707" style:font-size-asian="12pt" style:font-name-complex="Arial1" style:font-size-complex="12pt"/>
    </style:style>
    <style:style style:name="P18" style:family="paragraph" style:parent-style-name="Standard">
      <style:paragraph-properties fo:margin-top="0in" fo:margin-bottom="0in" loext:contextual-spacing="false" fo:line-height="115%"/>
      <style:text-properties fo:color="#000000" style:font-name="Arial" fo:font-size="12pt" fo:language="nb" fo:country="NO" officeooo:rsid="001b548d" officeooo:paragraph-rsid="01006707" style:font-size-asian="12pt" style:font-name-complex="Arial1" style:font-size-complex="12pt"/>
    </style:style>
    <style:style style:name="P19" style:family="paragraph" style:parent-style-name="Standard">
      <style:paragraph-properties fo:margin-top="0in" fo:margin-bottom="0in" loext:contextual-spacing="false" fo:line-height="115%"/>
      <style:text-properties fo:color="#000000" style:font-name="Arial" fo:font-size="12pt" fo:language="nb" fo:country="NO" fo:font-style="normal" officeooo:rsid="001b548d" officeooo:paragraph-rsid="01006707" style:font-name-asian="Times New Roman1" style:font-size-asian="12pt" style:language-asian="en" style:country-asian="GB" style:font-style-asian="normal" style:font-name-complex="Arial1" style:font-size-complex="12pt" style:font-style-complex="normal"/>
    </style:style>
    <style:style style:name="P20" style:family="paragraph" style:parent-style-name="Standard">
      <style:paragraph-properties fo:margin-top="0in" fo:margin-bottom="0in" loext:contextual-spacing="false" fo:line-height="100%"/>
      <style:text-properties fo:color="#000000" style:font-name="Arial" fo:font-size="12pt" fo:font-style="italic" fo:font-weight="bold" officeooo:rsid="001cedc9" officeooo:paragraph-rsid="01006707" style:font-name-asian="Times New Roman1" style:font-size-asian="12pt" style:language-asian="en" style:country-asian="GB" style:font-style-asian="italic" style:font-weight-asian="bold" style:font-name-complex="Arial1" style:font-size-complex="12pt" style:font-style-complex="italic" style:font-weight-complex="bold"/>
    </style:style>
    <style:style style:name="P21" style:family="paragraph" style:parent-style-name="Standard">
      <style:paragraph-properties fo:margin-top="0in" fo:margin-bottom="0in" loext:contextual-spacing="false" fo:line-height="100%"/>
      <style:text-properties fo:color="#000000" style:font-name="Arial" fo:font-size="12pt" officeooo:rsid="0018b3a1" officeooo:paragraph-rsid="01006707" style:font-name-asian="Times New Roman1" style:font-size-asian="12pt" style:language-asian="en" style:country-asian="GB" style:font-name-complex="Arial1" style:font-size-complex="12pt"/>
    </style:style>
    <style:style style:name="P22" style:family="paragraph" style:parent-style-name="Standard">
      <style:paragraph-properties fo:margin-top="0in" fo:margin-bottom="0in" loext:contextual-spacing="false" fo:line-height="100%"/>
      <style:text-properties fo:color="#000000" style:font-name="Arial" fo:font-size="12pt" officeooo:paragraph-rsid="01006707" style:font-name-asian="Times New Roman1" style:font-size-asian="12pt" style:language-asian="en" style:country-asian="GB" style:font-name-complex="Arial1" style:font-size-complex="12pt"/>
    </style:style>
    <style:style style:name="P23" style:family="paragraph" style:parent-style-name="Standard">
      <style:paragraph-properties fo:margin-top="0in" fo:margin-bottom="0in" loext:contextual-spacing="false" fo:line-height="115%"/>
      <style:text-properties fo:color="#000000" style:font-name="Arial" fo:font-size="12pt" officeooo:paragraph-rsid="01006707" style:font-size-asian="12pt" style:font-name-complex="Arial1" style:font-size-complex="12pt"/>
    </style:style>
    <style:style style:name="P24" style:family="paragraph" style:parent-style-name="Standard">
      <style:paragraph-properties fo:margin-top="0in" fo:margin-bottom="0in" loext:contextual-spacing="false" fo:line-height="115%"/>
      <style:text-properties fo:color="#000000" style:font-name="Arial" fo:font-size="12pt" officeooo:rsid="0017c7fc" officeooo:paragraph-rsid="01006707" style:font-size-asian="12pt" style:font-name-complex="Arial1" style:font-size-complex="12pt"/>
    </style:style>
    <style:style style:name="P25" style:family="paragraph" style:parent-style-name="Standard">
      <style:paragraph-properties fo:margin-top="0in" fo:margin-bottom="0in" loext:contextual-spacing="false" fo:line-height="115%"/>
      <style:text-properties fo:color="#000000" style:font-name="Arial" fo:font-size="12pt" officeooo:rsid="001b548d" officeooo:paragraph-rsid="01006707" style:font-size-asian="12pt" style:font-name-complex="Arial1" style:font-size-complex="12pt"/>
    </style:style>
    <style:style style:name="P26" style:family="paragraph" style:parent-style-name="Standard">
      <style:paragraph-properties fo:margin-top="0in" fo:margin-bottom="0in" loext:contextual-spacing="false" fo:line-height="100%"/>
      <style:text-properties fo:color="#000000" style:font-name="Arial" fo:font-size="12pt" fo:font-weight="bold" officeooo:rsid="001b548d" officeooo:paragraph-rsid="01006707" style:font-name-asian="Times New Roman1" style:font-size-asian="12pt" style:language-asian="en" style:country-asian="GB" style:font-weight-asian="bold" style:font-name-complex="Arial1" style:font-size-complex="12pt" style:font-weight-complex="bold"/>
    </style:style>
    <style:style style:name="P27" style:family="paragraph" style:parent-style-name="Standard">
      <style:paragraph-properties fo:margin-top="0in" fo:margin-bottom="0in" loext:contextual-spacing="false" fo:line-height="115%"/>
      <style:text-properties fo:color="#000000" style:font-name="Arial" fo:font-size="12pt" fo:font-style="normal" officeooo:rsid="001b548d" officeooo:paragraph-rsid="01006707" style:font-size-asian="12pt" style:font-style-asian="normal" style:font-name-complex="Arial1" style:font-size-complex="12pt" style:font-style-complex="normal"/>
    </style:style>
    <style:style style:name="P28" style:family="paragraph" style:parent-style-name="Standard">
      <style:paragraph-properties fo:margin-top="0in" fo:margin-bottom="0in" loext:contextual-spacing="false" fo:line-height="100%"/>
      <style:text-properties fo:color="#000000" style:font-name="Arial" fo:font-size="18pt" officeooo:rsid="0018b3a1" officeooo:paragraph-rsid="01006707" style:font-name-asian="Times New Roman1" style:font-size-asian="18pt" style:language-asian="en" style:country-asian="GB" style:font-name-complex="Arial1" style:font-size-complex="18pt"/>
    </style:style>
    <style:style style:name="P29" style:family="paragraph" style:parent-style-name="Standard">
      <style:paragraph-properties fo:margin-top="0in" fo:margin-bottom="0in" loext:contextual-spacing="false" fo:line-height="100%"/>
      <style:text-properties style:font-name="Arial" fo:font-size="12pt" fo:language="nb" fo:country="NO" officeooo:paragraph-rsid="01006707" style:font-name-asian="Times New Roman1" style:font-size-asian="12pt" style:language-asian="en" style:country-asian="GB" style:font-name-complex="Arial1" style:font-size-complex="12pt"/>
    </style:style>
    <style:style style:name="P30" style:family="paragraph" style:parent-style-name="Standard">
      <style:paragraph-properties fo:margin-top="0in" fo:margin-bottom="0in" loext:contextual-spacing="false" fo:line-height="100%"/>
      <style:text-properties style:font-name="Arial" fo:font-size="12pt" officeooo:paragraph-rsid="01006707" style:font-name-asian="Times New Roman1" style:font-size-asian="12pt" style:language-asian="en" style:country-asian="GB" style:font-name-complex="Arial1" style:font-size-complex="12pt"/>
    </style:style>
    <style:style style:name="P31" style:family="paragraph" style:parent-style-name="Standard">
      <style:paragraph-properties fo:margin-top="0in" fo:margin-bottom="0in" loext:contextual-spacing="false" fo:line-height="100%"/>
      <style:text-properties officeooo:paragraph-rsid="01006707"/>
    </style:style>
    <style:style style:name="P32" style:family="paragraph" style:parent-style-name="Standard">
      <style:paragraph-properties fo:margin-top="0in" fo:margin-bottom="0in" loext:contextual-spacing="false" fo:line-height="115%"/>
      <style:text-properties officeooo:paragraph-rsid="01006707"/>
    </style:style>
    <style:style style:name="P33" style:family="paragraph" style:parent-style-name="Standard">
      <style:paragraph-properties fo:margin-top="0in" fo:margin-bottom="0in" loext:contextual-spacing="false" fo:line-height="115%"/>
      <style:text-properties officeooo:rsid="0017c7fc" officeooo:paragraph-rsid="01006707"/>
    </style:style>
    <style:style style:name="P34" style:family="paragraph" style:parent-style-name="Standard">
      <style:paragraph-properties fo:margin-top="0in" fo:margin-bottom="0in" loext:contextual-spacing="false" fo:line-height="115%"/>
      <style:text-properties officeooo:rsid="0018b3a1" officeooo:paragraph-rsid="01006707"/>
    </style:style>
    <style:style style:name="P35" style:family="paragraph" style:parent-style-name="Standard">
      <style:paragraph-properties fo:margin-top="0in" fo:margin-bottom="0in" loext:contextual-spacing="false" fo:line-height="100%"/>
      <style:text-properties officeooo:rsid="0018b3a1" officeooo:paragraph-rsid="01006707"/>
    </style:style>
    <style:style style:name="P36" style:family="paragraph" style:parent-style-name="Standard" style:master-page-name="First_20_Page">
      <style:paragraph-properties fo:margin-top="0in" fo:margin-bottom="0in" loext:contextual-spacing="false" fo:line-height="100%" style:page-number="1"/>
      <style:text-properties style:font-name="Arial" fo:font-size="18pt" fo:font-weight="bold" officeooo:paragraph-rsid="01006707" style:font-name-asian="Times New Roman1" style:font-size-asian="18pt" style:language-asian="en" style:country-asian="GB" style:font-weight-asian="bold" style:font-name-complex="Arial1" style:font-size-complex="18pt" style:font-weight-complex="bold"/>
    </style:style>
    <style:style style:name="P37" style:family="paragraph" style:parent-style-name="Standard">
      <style:text-properties fo:color="#000000" style:font-name="Arial" fo:font-size="12pt" fo:font-weight="bold" officeooo:paragraph-rsid="01006707" style:font-size-asian="12pt" style:font-weight-asian="bold" style:font-name-complex="Arial1" style:font-size-complex="12pt" style:font-weight-complex="bold"/>
    </style:style>
    <style:style style:name="P38" style:family="paragraph" style:parent-style-name="Standard">
      <style:text-properties fo:color="#000000" style:font-name="Arial" fo:font-size="12pt" fo:language="nb" fo:country="NO" officeooo:paragraph-rsid="01006707" style:font-size-asian="12pt" style:font-name-complex="Arial1" style:font-size-complex="12pt"/>
    </style:style>
    <style:style style:name="P39" style:family="paragraph" style:parent-style-name="Brodtekst">
      <style:text-properties fo:language="nb" fo:country="NO" officeooo:rsid="00fdb197" officeooo:paragraph-rsid="00fe8b80" style:language-asian="zxx" style:country-asian="none" style:language-complex="zxx" style:country-complex="none"/>
    </style:style>
    <style:style style:name="P40" style:family="paragraph" style:parent-style-name="Brodtekst">
      <style:text-properties fo:language="nb" fo:country="NO" fo:font-style="normal" officeooo:rsid="00faeddb" officeooo:paragraph-rsid="00f8b27d" style:language-asian="zxx" style:country-asian="none" style:font-style-asian="normal" style:language-complex="zxx" style:country-complex="none" style:font-style-complex="normal"/>
    </style:style>
    <style:style style:name="P41" style:family="paragraph" style:parent-style-name="Brodtekst">
      <style:paragraph-properties fo:line-height="150%"/>
      <style:text-properties fo:language="nb" fo:country="NO" officeooo:rsid="0098c682" officeooo:paragraph-rsid="0098c682"/>
    </style:style>
    <style:style style:name="P42" style:family="paragraph" style:parent-style-name="Brodtekst">
      <style:text-properties fo:language="nb" fo:country="NO" officeooo:paragraph-rsid="00ff46bc"/>
    </style:style>
    <style:style style:name="P43" style:family="paragraph" style:parent-style-name="Brodtekst">
      <style:text-properties officeooo:paragraph-rsid="00ff46bc"/>
    </style:style>
    <style:style style:name="P44" style:family="paragraph" style:parent-style-name="Brodtekst">
      <style:text-properties officeooo:paragraph-rsid="00ff481a"/>
    </style:style>
    <style:style style:name="P45" style:family="paragraph" style:parent-style-name="Brodtekst">
      <style:paragraph-properties fo:line-height="150%"/>
      <style:text-properties style:font-name="Ariel" fo:font-size="16pt" fo:language="nb" fo:country="NO" fo:font-weight="bold" style:font-size-asian="16pt" style:language-asian="zxx" style:country-asian="none" style:font-weight-asian="bold" style:font-size-complex="16pt" style:language-complex="zxx" style:country-complex="none" style:font-weight-complex="bold"/>
    </style:style>
    <style:style style:name="P46" style:family="paragraph" style:parent-style-name="_33_DUO_5f_Overskrift">
      <style:paragraph-properties fo:line-height="150%"/>
      <style:text-properties fo:language="nb" fo:country="NO" officeooo:paragraph-rsid="0064eef8" style:language-asian="zxx" style:country-asian="none" style:language-complex="zxx" style:country-complex="none"/>
    </style:style>
    <style:style style:name="P47" style:family="paragraph" style:parent-style-name="_33_DUO_5f_Overskrift">
      <style:paragraph-properties fo:line-height="150%"/>
      <style:text-properties fo:language="nb" fo:country="NO" officeooo:rsid="008c30d3" officeooo:paragraph-rsid="008c30d3"/>
    </style:style>
    <style:style style:name="P48" style:family="paragraph" style:parent-style-name="_33_DUO_5f_Overskrift">
      <style:paragraph-properties fo:line-height="150%"/>
      <style:text-properties fo:language="nb" fo:country="NO" officeooo:rsid="009c239b" officeooo:paragraph-rsid="009c239b"/>
    </style:style>
    <style:style style:name="P49" style:family="paragraph" style:parent-style-name="_33_DUO_5f_Overskrift">
      <style:paragraph-properties fo:line-height="150%"/>
      <style:text-properties officeooo:paragraph-rsid="00d5ff8e"/>
    </style:style>
    <style:style style:name="P50" style:family="paragraph" style:parent-style-name="Normal_20__28_Web_29_">
      <style:paragraph-properties fo:margin-top="0in" fo:margin-bottom="0in" loext:contextual-spacing="false" fo:line-height="115%"/>
      <style:text-properties fo:color="#000000" style:font-name="Arial" officeooo:paragraph-rsid="01006707" style:font-name-complex="Arial1"/>
    </style:style>
    <style:style style:name="P51" style:family="paragraph" style:parent-style-name="Normal_20__28_Web_29_">
      <style:paragraph-properties fo:margin-top="0in" fo:margin-bottom="0in" loext:contextual-spacing="false" fo:line-height="115%"/>
      <style:text-properties fo:color="#000000" style:font-name="Arial" officeooo:rsid="001b548d" officeooo:paragraph-rsid="01006707" style:font-name-complex="Arial1"/>
    </style:style>
    <style:style style:name="T1" style:family="text">
      <style:text-properties officeooo:rsid="004527b4"/>
    </style:style>
    <style:style style:name="T2" style:family="text">
      <style:text-properties fo:language="nb" fo:country="NO"/>
    </style:style>
    <style:style style:name="T3" style:family="text">
      <style:text-properties fo:language="nb" fo:country="NO" style:language-asian="zxx" style:country-asian="none" style:language-complex="zxx" style:country-complex="none"/>
    </style:style>
    <style:style style:name="T4" style:family="text">
      <style:text-properties fo:language="nb" fo:country="NO" officeooo:rsid="005d023d" style:language-asian="zxx" style:country-asian="none" style:language-complex="zxx" style:country-complex="none"/>
    </style:style>
    <style:style style:name="T5" style:family="text">
      <style:text-properties fo:language="nb" fo:country="NO" officeooo:rsid="00f8b27d" style:language-asian="zxx" style:country-asian="none" style:language-complex="zxx" style:country-complex="none"/>
    </style:style>
    <style:style style:name="T6" style:family="text">
      <style:text-properties fo:language="nb" fo:country="NO" officeooo:rsid="00f20092" style:language-asian="zxx" style:country-asian="none" style:language-complex="zxx" style:country-complex="none"/>
    </style:style>
    <style:style style:name="T7" style:family="text">
      <style:text-properties fo:language="nb" fo:country="NO" officeooo:rsid="00f46521" style:language-asian="zxx" style:country-asian="none" style:language-complex="zxx" style:country-complex="none"/>
    </style:style>
    <style:style style:name="T8" style:family="text">
      <style:text-properties fo:language="nb" fo:country="NO" officeooo:rsid="00f4b076" style:language-asian="zxx" style:country-asian="none" style:language-complex="zxx" style:country-complex="none"/>
    </style:style>
    <style:style style:name="T9" style:family="text">
      <style:text-properties fo:language="nb" fo:country="NO" officeooo:rsid="00f505ee" style:language-asian="zxx" style:country-asian="none" style:language-complex="zxx" style:country-complex="none"/>
    </style:style>
    <style:style style:name="T10" style:family="text">
      <style:text-properties fo:language="nb" fo:country="NO" officeooo:rsid="00fa29a4" style:language-asian="zxx" style:country-asian="none" style:language-complex="zxx" style:country-complex="none"/>
    </style:style>
    <style:style style:name="T11" style:family="text">
      <style:text-properties fo:language="nb" fo:country="NO" officeooo:rsid="00f57933" style:language-asian="zxx" style:country-asian="none" style:language-complex="zxx" style:country-complex="none"/>
    </style:style>
    <style:style style:name="T12" style:family="text">
      <style:text-properties fo:language="nb" fo:country="NO" officeooo:rsid="00faeddb" style:language-asian="zxx" style:country-asian="none" style:language-complex="zxx" style:country-complex="none"/>
    </style:style>
    <style:style style:name="T13" style:family="text">
      <style:text-properties fo:language="nb" fo:country="NO" officeooo:rsid="00fbd558" style:language-asian="zxx" style:country-asian="none" style:language-complex="zxx" style:country-complex="none"/>
    </style:style>
    <style:style style:name="T14" style:family="text">
      <style:text-properties fo:language="nb" fo:country="NO" officeooo:rsid="00fc8c25" style:language-asian="zxx" style:country-asian="none" style:language-complex="zxx" style:country-complex="none"/>
    </style:style>
    <style:style style:name="T15" style:family="text">
      <style:text-properties fo:language="nb" fo:country="NO" officeooo:rsid="00fd1552" style:language-asian="zxx" style:country-asian="none" style:language-complex="zxx" style:country-complex="none"/>
    </style:style>
    <style:style style:name="T16" style:family="text">
      <style:text-properties fo:language="nb" fo:country="NO" officeooo:rsid="00ff46bc" style:language-asian="zxx" style:country-asian="none" style:language-complex="zxx" style:country-complex="none"/>
    </style:style>
    <style:style style:name="T17" style:family="text">
      <style:text-properties fo:language="nb" fo:country="NO" officeooo:rsid="00ff481a" style:language-asian="zxx" style:country-asian="none" style:language-complex="zxx" style:country-complex="none"/>
    </style:style>
    <style:style style:name="T18" style:family="text">
      <style:text-properties fo:language="nb" fo:country="NO" officeooo:rsid="00fdb197" style:language-asian="zxx" style:country-asian="none" style:language-complex="zxx" style:country-complex="none"/>
    </style:style>
    <style:style style:name="T19" style:family="text">
      <style:text-properties fo:language="nb" fo:country="NO" fo:font-style="italic" officeooo:rsid="00f8b27d" style:language-asian="zxx" style:country-asian="none" style:font-style-asian="italic" style:language-complex="zxx" style:country-complex="none" style:font-style-complex="italic"/>
    </style:style>
    <style:style style:name="T20" style:family="text">
      <style:text-properties fo:language="nb" fo:country="NO" fo:font-style="italic" officeooo:rsid="00fbd558" style:language-asian="zxx" style:country-asian="none" style:font-style-asian="italic" style:language-complex="zxx" style:country-complex="none" style:font-style-complex="italic"/>
    </style:style>
    <style:style style:name="T21" style:family="text">
      <style:text-properties fo:language="nb" fo:country="NO" fo:font-style="italic" officeooo:rsid="00fc8c25" style:language-asian="zxx" style:country-asian="none" style:font-style-asian="italic" style:language-complex="zxx" style:country-complex="none" style:font-style-complex="italic"/>
    </style:style>
    <style:style style:name="T22" style:family="text">
      <style:text-properties fo:language="nb" fo:country="NO" fo:font-style="normal" officeooo:rsid="00f8b27d" style:language-asian="zxx" style:country-asian="none" style:font-style-asian="normal" style:language-complex="zxx" style:country-complex="none" style:font-style-complex="normal"/>
    </style:style>
    <style:style style:name="T23" style:family="text">
      <style:text-properties fo:language="nb" fo:country="NO" fo:font-style="normal" officeooo:rsid="00fbd558" style:language-asian="zxx" style:country-asian="none" style:font-style-asian="normal" style:language-complex="zxx" style:country-complex="none" style:font-style-complex="normal"/>
    </style:style>
    <style:style style:name="T24" style:family="text">
      <style:text-properties fo:language="nb" fo:country="NO" fo:font-style="normal" officeooo:rsid="00fc8c25" style:language-asian="zxx" style:country-asian="none" style:font-style-asian="normal" style:language-complex="zxx" style:country-complex="none" style:font-style-complex="normal"/>
    </style:style>
    <style:style style:name="T25" style:family="text">
      <style:text-properties fo:language="nb" fo:country="NO" fo:font-style="normal" officeooo:rsid="00f57933" style:language-asian="zxx" style:country-asian="none" style:font-style-asian="normal" style:language-complex="zxx" style:country-complex="none" style:font-style-complex="normal"/>
    </style:style>
    <style:style style:name="T26" style:family="text">
      <style:text-properties fo:language="nb" fo:country="NO" fo:font-style="normal" officeooo:rsid="00ff46bc" style:language-asian="zxx" style:country-asian="none" style:font-style-asian="normal" style:language-complex="zxx" style:country-complex="none" style:font-style-complex="normal"/>
    </style:style>
    <style:style style:name="T27" style:family="text">
      <style:text-properties fo:language="nb" fo:country="NO" officeooo:rsid="00d5ff8e"/>
    </style:style>
    <style:style style:name="T28" style:family="text">
      <style:text-properties fo:font-style="italic" style:font-style-asian="italic"/>
    </style:style>
    <style:style style:name="T29" style:family="text">
      <style:text-properties fo:font-style="italic" officeooo:rsid="004edc1d" style:font-style-asian="italic" style:font-style-complex="italic"/>
    </style:style>
    <style:style style:name="T30" style:family="text">
      <style:text-properties fo:font-style="italic" officeooo:rsid="00910d65" style:font-style-asian="italic" style:font-style-complex="italic"/>
    </style:style>
    <style:style style:name="T31" style:family="text">
      <style:text-properties fo:font-style="italic" officeooo:rsid="0077f01d" style:language-asian="zxx" style:country-asian="none" style:font-style-asian="italic" style:language-complex="zxx" style:country-complex="none" style:font-style-complex="italic"/>
    </style:style>
    <style:style style:name="T32" style:family="text">
      <style:text-properties fo:font-style="italic" officeooo:rsid="00faeddb" style:language-asian="zxx" style:country-asian="none" style:font-style-asian="italic" style:language-complex="zxx" style:country-complex="none" style:font-style-complex="italic"/>
    </style:style>
    <style:style style:name="T33" style:family="text">
      <style:text-properties fo:font-style="italic" officeooo:rsid="008d1f8d" style:language-asian="zh" style:country-asian="CN" style:font-style-asian="italic" style:language-complex="hi" style:country-complex="IN" style:font-style-complex="italic"/>
    </style:style>
    <style:style style:name="T34" style:family="text">
      <style:text-properties fo:font-style="italic" officeooo:rsid="00ff46bc" style:language-asian="zh" style:country-asian="CN" style:font-style-asian="italic" style:language-complex="hi" style:country-complex="IN" style:font-style-complex="italic"/>
    </style:style>
    <style:style style:name="T35" style:family="text">
      <style:text-properties officeooo:rsid="004edc1d"/>
    </style:style>
    <style:style style:name="T36" style:family="text">
      <style:text-properties fo:font-style="normal" officeooo:rsid="00910d65" style:font-style-asian="normal" style:font-style-complex="normal"/>
    </style:style>
    <style:style style:name="T37" style:family="text">
      <style:text-properties fo:font-style="normal" officeooo:rsid="008a2cc2" style:language-asian="zh" style:country-asian="CN" style:font-style-asian="normal" style:language-complex="hi" style:country-complex="IN" style:font-style-complex="normal"/>
    </style:style>
    <style:style style:name="T38" style:family="text">
      <style:text-properties fo:font-style="normal" officeooo:rsid="008c0207" style:language-asian="zh" style:country-asian="CN" style:font-style-asian="normal" style:language-complex="hi" style:country-complex="IN" style:font-style-complex="normal"/>
    </style:style>
    <style:style style:name="T39" style:family="text">
      <style:text-properties fo:font-style="normal" officeooo:rsid="008c30d3" style:language-asian="zh" style:country-asian="CN" style:font-style-asian="normal" style:language-complex="hi" style:country-complex="IN" style:font-style-complex="normal"/>
    </style:style>
    <style:style style:name="T40" style:family="text">
      <style:text-properties fo:font-style="normal" officeooo:rsid="008d1f8d" style:language-asian="zh" style:country-asian="CN" style:font-style-asian="normal" style:language-complex="hi" style:country-complex="IN" style:font-style-complex="normal"/>
    </style:style>
    <style:style style:name="T41" style:family="text">
      <style:text-properties fo:font-style="normal" officeooo:rsid="00ff46bc" style:language-asian="zh" style:country-asian="CN" style:font-style-asian="normal" style:language-complex="hi" style:country-complex="IN" style:font-style-complex="normal"/>
    </style:style>
    <style:style style:name="T42" style:family="text">
      <style:text-properties fo:font-style="normal" officeooo:rsid="00faeddb" style:language-asian="zxx" style:country-asian="none" style:font-style-asian="normal" style:language-complex="zxx" style:country-complex="none" style:font-style-complex="normal"/>
    </style:style>
    <style:style style:name="T43" style:family="text">
      <style:text-properties style:language-asian="zxx" style:country-asian="none" style:language-complex="zxx" style:country-complex="none"/>
    </style:style>
    <style:style style:name="T44" style:family="text">
      <style:text-properties officeooo:rsid="0062e76e" style:language-asian="zxx" style:country-asian="none" style:language-complex="zxx" style:country-complex="none"/>
    </style:style>
    <style:style style:name="T45" style:family="text">
      <style:text-properties officeooo:rsid="005d023d" style:language-asian="zxx" style:country-asian="none" style:language-complex="zxx" style:country-complex="none"/>
    </style:style>
    <style:style style:name="T46" style:family="text">
      <style:text-properties officeooo:rsid="0069e711" style:language-asian="zxx" style:country-asian="none" style:language-complex="zxx" style:country-complex="none"/>
    </style:style>
    <style:style style:name="T47" style:family="text">
      <style:text-properties officeooo:rsid="0076d521" style:language-asian="zxx" style:country-asian="none" style:language-complex="zxx" style:country-complex="none"/>
    </style:style>
    <style:style style:name="T48" style:family="text">
      <style:text-properties officeooo:rsid="0077f01d" style:language-asian="zxx" style:country-asian="none" style:language-complex="zxx" style:country-complex="none"/>
    </style:style>
    <style:style style:name="T49" style:family="text">
      <style:text-properties officeooo:rsid="0093c36e" style:language-asian="zxx" style:country-asian="none" style:language-complex="zxx" style:country-complex="none"/>
    </style:style>
    <style:style style:name="T50" style:family="text">
      <style:text-properties officeooo:rsid="0081d3f9" style:language-asian="zxx" style:country-asian="none" style:language-complex="zxx" style:country-complex="none"/>
    </style:style>
    <style:style style:name="T51" style:family="text">
      <style:text-properties officeooo:rsid="0083c4ce" style:language-asian="zxx" style:country-asian="none" style:language-complex="zxx" style:country-complex="none"/>
    </style:style>
    <style:style style:name="T52" style:family="text">
      <style:text-properties officeooo:rsid="0093d6bd" style:language-asian="zxx" style:country-asian="none" style:language-complex="zxx" style:country-complex="none"/>
    </style:style>
    <style:style style:name="T53" style:family="text">
      <style:text-properties officeooo:rsid="0097067e" style:language-asian="zxx" style:country-asian="none" style:language-complex="zxx" style:country-complex="none"/>
    </style:style>
    <style:style style:name="T54" style:family="text">
      <style:text-properties officeooo:rsid="009739c9" style:language-asian="zxx" style:country-asian="none" style:language-complex="zxx" style:country-complex="none"/>
    </style:style>
    <style:style style:name="T55" style:family="text">
      <style:text-properties officeooo:rsid="0098c682" style:language-asian="zxx" style:country-asian="none" style:language-complex="zxx" style:country-complex="none"/>
    </style:style>
    <style:style style:name="T56" style:family="text">
      <style:text-properties officeooo:rsid="009a733a" style:language-asian="zxx" style:country-asian="none" style:language-complex="zxx" style:country-complex="none"/>
    </style:style>
    <style:style style:name="T57" style:family="text">
      <style:text-properties officeooo:rsid="00f20092" style:language-asian="zxx" style:country-asian="none" style:language-complex="zxx" style:country-complex="none"/>
    </style:style>
    <style:style style:name="T58" style:family="text">
      <style:text-properties officeooo:rsid="00f7248c" style:language-asian="zxx" style:country-asian="none" style:language-complex="zxx" style:country-complex="none"/>
    </style:style>
    <style:style style:name="T59" style:family="text">
      <style:text-properties officeooo:rsid="00faeddb" style:language-asian="zxx" style:country-asian="none" style:language-complex="zxx" style:country-complex="none"/>
    </style:style>
    <style:style style:name="T60" style:family="text">
      <style:text-properties officeooo:rsid="00fdb197" style:language-asian="zxx" style:country-asian="none" style:language-complex="zxx" style:country-complex="none"/>
    </style:style>
    <style:style style:name="T61" style:family="text">
      <style:text-properties officeooo:rsid="00ff46bc" style:language-asian="zxx" style:country-asian="none" style:language-complex="zxx" style:country-complex="none"/>
    </style:style>
    <style:style style:name="T62" style:family="text">
      <style:text-properties officeooo:rsid="008d1f8d"/>
    </style:style>
    <style:style style:name="T63" style:family="text">
      <style:text-properties officeooo:rsid="008ed5da"/>
    </style:style>
    <style:style style:name="T64" style:family="text">
      <style:text-properties fo:font-variant="normal" fo:text-transform="none" style:text-position="0% 100%" fo:font-style="normal" style:text-underline-style="none" fo:font-weight="normal"/>
    </style:style>
    <style:style style:name="T65" style:family="text">
      <style:text-properties fo:font-variant="normal" fo:text-transform="none" style:text-position="0% 100%" fo:font-style="normal" style:text-underline-style="none" fo:font-weight="normal" officeooo:rsid="008ed5da"/>
    </style:style>
    <style:style style:name="T66" style:family="text">
      <style:text-properties fo:font-variant="normal" fo:text-transform="none" style:text-position="0% 100%" fo:font-style="normal" style:text-underline-style="none" fo:font-weight="normal" officeooo:rsid="00910d65" style:font-style-asian="normal" style:font-style-complex="normal"/>
    </style:style>
    <style:style style:name="T67" style:family="text">
      <style:text-properties officeooo:rsid="00910d65"/>
    </style:style>
    <style:style style:name="T68" style:family="text">
      <style:text-properties officeooo:rsid="00926d85"/>
    </style:style>
    <style:style style:name="T69" style:family="text">
      <style:text-properties officeooo:rsid="0093c36e"/>
    </style:style>
    <style:style style:name="T70" style:family="text">
      <style:text-properties officeooo:rsid="00d5ff8e"/>
    </style:style>
    <style:style style:name="T71" style:family="text">
      <style:text-properties officeooo:rsid="00e72ed5"/>
    </style:style>
    <style:style style:name="T72" style:family="text">
      <style:text-properties fo:color="#000000"/>
    </style:style>
    <style:style style:name="T73" style:family="text">
      <style:text-properties fo:color="#000000" officeooo:rsid="001cedc9"/>
    </style:style>
    <style:style style:name="T74" style:family="text">
      <style:text-properties fo:color="#000000" style:font-name="Arial" fo:font-size="12pt" fo:language="nb" fo:country="NO" style:font-size-asian="12pt" style:font-name-complex="Arial1" style:font-size-complex="12pt"/>
    </style:style>
    <style:style style:name="T75" style:family="text">
      <style:text-properties fo:color="#000000" style:font-name="Arial" fo:font-size="12pt" fo:language="nb" fo:country="NO" officeooo:rsid="0018b3a1" style:font-size-asian="12pt" style:font-name-complex="Arial1" style:font-size-complex="12pt"/>
    </style:style>
    <style:style style:name="T76" style:family="text">
      <style:text-properties fo:color="#000000" style:font-name="Arial" fo:font-size="12pt" fo:language="nb" fo:country="NO" style:font-name-asian="Times New Roman1" style:font-size-asian="12pt" style:language-asian="en" style:country-asian="GB" style:font-name-complex="Arial1" style:font-size-complex="12pt"/>
    </style:style>
    <style:style style:name="T77" style:family="text">
      <style:text-properties fo:color="#000000" style:font-name="Arial" fo:font-size="12pt" fo:language="nb" fo:country="NO" officeooo:rsid="0017c7fc" style:font-name-asian="Times New Roman1" style:font-size-asian="12pt" style:language-asian="en" style:country-asian="GB" style:font-name-complex="Arial1" style:font-size-complex="12pt"/>
    </style:style>
    <style:style style:name="T78" style:family="text">
      <style:text-properties fo:color="#000000" style:font-name="Arial" fo:font-size="12pt" fo:language="nb" fo:country="NO" fo:font-style="italic" style:font-name-asian="Times New Roman1" style:font-size-asian="12pt" style:language-asian="en" style:country-asian="GB" style:font-style-asian="italic" style:font-name-complex="Arial1" style:font-size-complex="12pt"/>
    </style:style>
    <style:style style:name="T79" style:family="text">
      <style:text-properties fo:color="#000000" style:font-name="Arial" fo:font-size="12pt" style:font-size-asian="12pt" style:font-name-complex="Arial1" style:font-size-complex="12pt"/>
    </style:style>
    <style:style style:name="T80" style:family="text">
      <style:text-properties fo:color="#1155cc" style:font-name="Arial" fo:font-size="12pt" style:text-underline-style="solid" style:text-underline-width="auto" style:text-underline-color="font-color" style:font-name-asian="Times New Roman1" style:font-size-asian="12pt" style:language-asian="en" style:country-asian="GB" style:font-name-complex="Arial1" style:font-size-complex="12pt"/>
    </style:style>
    <style:style style:name="T81" style:family="text">
      <style:text-properties officeooo:rsid="001b548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73">CV - </text:span><text:span text:style-name="T72">Frans Joakim Loitegaard Titulaer</text:span></text:p>
      <text:p text:style-name="P28"/>
      <text:p text:style-name="P20">Senter for Teknologi, Innovasjon og Kunnskap, Universitetet <text:span text:style-name="T2">i Oslo</text:span></text:p>
      <text:p text:style-name="P13"/>
      <text:p text:style-name="P21">Holmenvegen 15, 3401 Lier</text:p>
      <text:p text:style-name="P31"><text:a xlink:type="simple" xlink:href="mailto:fransjlt@gmail.com" text:style-name="ListLabel_20_68" text:visited-style-name="ListLabel_20_68"><text:span text:style-name="T80">fransjlt@gmail.com</text:span></text:a></text:p>
      <text:p text:style-name="P22">93263344</text:p>
      <text:p text:style-name="P30"/>
      <text:p text:style-name="P30"/>
      <text:p text:style-name="P37">Utdanning</text:p>
      <table:table table:name="Table1" table:style-name="Table1">
        <table:table-column table:style-name="Table1.A" table:number-columns-repeated="3"/>
        <table:table-row table:style-name="Table1.1">
          <table:table-cell table:style-name="Table1.A1" office:value-type="string">
            <text:p text:style-name="P23">Aug. 2015 – Juni 2017</text:p>
          </table:table-cell>
          <table:table-cell table:style-name="Table1.A1" office:value-type="string">
            <text:p text:style-name="P17">Teknologi, Innovasjon og Kunnskap (TIK)</text:p>
          </table:table-cell>
          <table:table-cell table:style-name="Table1.A1" office:value-type="string">
            <text:p text:style-name="P32"><text:span text:style-name="apple-tab-span"><text:span text:style-name="T74">Universitet i Oslo (UiO)</text:span></text:span></text:p>
          </table:table-cell>
        </table:table-row>
        <table:table-row table:style-name="Table1.2">
          <table:table-cell table:style-name="Table1.A1" office:value-type="string">
            <text:p text:style-name="P32"><text:span text:style-name="apple-tab-span"><text:span text:style-name="T74">Aug. 2009 – Juni 2012</text:span></text:span></text:p>
          </table:table-cell>
          <table:table-cell table:style-name="Table1.A1" office:value-type="string">
            <text:p text:style-name="P32"><text:span text:style-name="apple-tab-span"><text:span text:style-name="T74">Statsvitenskap (B+)</text:span></text:span></text:p>
          </table:table-cell>
          <table:table-cell table:style-name="Table1.A1" office:value-type="string">
            <text:p text:style-name="P32"><text:span text:style-name="apple-tab-span"><text:span text:style-name="T74">Kingston University, London</text:span></text:span></text:p>
          </table:table-cell>
        </table:table-row>
        <table:table-row table:style-name="Table1.3">
          <table:table-cell table:style-name="Table1.A1" office:value-type="string">
            <text:p text:style-name="P23">Aug. 2010 – Juni 2011</text:p>
          </table:table-cell>
          <table:table-cell table:style-name="Table1.A1" office:value-type="string">
            <text:p text:style-name="P32"><text:span text:style-name="T79">Utvekslingstudent</text:span><text:span text:style-name="apple-tab-span"><text:span text:style-name="T74"> </text:span></text:span><text:span text:style-name="apple-tab-span"><text:span text:style-name="T75">(A+)</text:span></text:span></text:p>
          </table:table-cell>
          <table:table-cell table:style-name="Table1.A1" office:value-type="string">
            <text:p text:style-name="P23">San Francisco State University (SFSU)</text:p>
          </table:table-cell>
        </table:table-row>
        <table:table-row table:style-name="Table1.4">
          <table:table-cell table:style-name="Table1.A1" office:value-type="string">
            <text:p text:style-name="P32"><text:span text:style-name="T79">Aug. 2008 – Mai 2009</text:span><text:span text:style-name="apple-tab-span"><text:span text:style-name="T79"><text:tab/></text:span></text:span></text:p>
          </table:table-cell>
          <table:table-cell table:style-name="Table1.A1" office:value-type="string">
            <text:p text:style-name="P32"><text:span text:style-name="T79">Friluftslivslinja </text:span><text:span text:style-name="apple-tab-span"><text:span text:style-name="T79"><text:tab/></text:span></text:span></text:p>
          </table:table-cell>
          <table:table-cell table:style-name="Table1.A1" office:value-type="string">
            <text:p text:style-name="P32"><text:span text:style-name="apple-tab-span"><text:span text:style-name="T74">Elverum Folkehøgskole</text:span></text:span></text:p>
          </table:table-cell>
        </table:table-row>
      </table:table>
      <text:p text:style-name="P38"><text:span text:style-name="apple-tab-span"/></text:p>
      <text:p text:style-name="P11">Relevant erfaring</text:p>
      <text:p text:style-name="P16"><text:tab/><text:tab/></text:p>
      <table:table table:name="Table2" table:style-name="Table2">
        <table:table-column table:style-name="Table2.A" table:number-columns-repeated="3"/>
        <table:table-row table:style-name="Table2.1">
          <table:table-cell table:style-name="Table2.A1" office:value-type="string">
            <text:p text:style-name="P33">Juni 2017 – Okt. 2018</text:p>
          </table:table-cell>
          <table:table-cell table:style-name="Table2.A1" office:value-type="string">
            <text:p text:style-name="P33">Miljøarbeider / avlastning</text:p>
          </table:table-cell>
          <table:table-cell table:style-name="Table2.A1" office:value-type="string">
            <text:p text:style-name="P33">Barne og familieetaten</text:p>
          </table:table-cell>
        </table:table-row>
        <table:table-row table:style-name="Table2.1">
          <table:table-cell table:style-name="Table2.A1" office:value-type="string">
            <text:p text:style-name="P33">Juli 2017 – Juni 2018</text:p>
          </table:table-cell>
          <table:table-cell table:style-name="Table2.A1" office:value-type="string">
            <text:p text:style-name="P33">Studentrep.<text:span text:style-name="T2"> </text:span><text:span text:style-name="T74">i Læringskomiteen og Uninett </text:span></text:p>
          </table:table-cell>
          <table:table-cell table:style-name="Table2.A1" office:value-type="string">
            <text:p text:style-name="P34">Norsk studentorganisasjon (NSO)</text:p>
          </table:table-cell>
        </table:table-row>
        <table:table-row table:style-name="Table2.1">
          <table:table-cell table:style-name="Table2.A1" office:value-type="string">
            <text:p text:style-name="P24">Sept. 2015 – Sept. 2016</text:p>
          </table:table-cell>
          <table:table-cell table:style-name="Table2.A1" office:value-type="string">
            <text:p text:style-name="P32"><text:span text:style-name="apple-tab-span"><text:span text:style-name="T77">Studentrepresentant</text:span></text:span></text:p>
          </table:table-cell>
          <table:table-cell table:style-name="Table2.A1" office:value-type="string">
            <text:p text:style-name="P24">Senter for Teknologi, Innovasjon og Kultur, UiO</text:p>
          </table:table-cell>
        </table:table-row>
        <table:table-row table:style-name="Table2.1">
          <table:table-cell table:style-name="Table2.A1" office:value-type="string">
            <text:p text:style-name="P33">Sept. 2015 – Aug. 2016</text:p>
          </table:table-cell>
          <table:table-cell table:style-name="Table2.A1" office:value-type="string">
            <text:p text:style-name="P33">Sjåfør / pakkeleveranse</text:p>
          </table:table-cell>
          <table:table-cell table:style-name="Table2.A1" office:value-type="string">
            <text:p text:style-name="P33">Bring</text:p>
          </table:table-cell>
        </table:table-row>
        <table:table-row table:style-name="Table2.1">
          <table:table-cell table:style-name="Table2.A1" office:value-type="string">
            <text:p text:style-name="P14">Skoleåret 2014/15</text:p>
          </table:table-cell>
          <table:table-cell table:style-name="Table2.A1" office:value-type="string">
            <text:p text:style-name="P15"><text:span text:style-name="T81">Faglærer og k</text:span>ontaktlærer</text:p>
          </table:table-cell>
          <table:table-cell table:style-name="Table2.A1" office:value-type="string">
            <text:p text:style-name="P14">Tranby Ungdomskole</text:p>
          </table:table-cell>
        </table:table-row>
        <table:table-row table:style-name="Table2.6">
          <table:table-cell table:style-name="Table2.A1" office:value-type="string">
            <text:p text:style-name="P29">Sep. 2013 – Juli 2014</text:p>
          </table:table-cell>
          <table:table-cell table:style-name="Table2.A1" office:value-type="string">
            <text:p text:style-name="P29">Solo backpacking</text:p>
          </table:table-cell>
          <table:table-cell table:style-name="Table2.A1" office:value-type="string">
            <text:p text:style-name="P35">Verden</text:p>
          </table:table-cell>
        </table:table-row>
        <table:table-row table:style-name="Table2.6">
          <table:table-cell table:style-name="Table2.A1" office:value-type="string">
            <text:p text:style-name="P32"><text:span text:style-name="T79">Juni – Sept. 2013</text:span><text:span text:style-name="apple-tab-span"><text:span text:style-name="T79"><text:tab/></text:span></text:span></text:p>
          </table:table-cell>
          <table:table-cell table:style-name="Table2.A1" office:value-type="string">
            <text:p text:style-name="P15">Miljøarbeider</text:p>
          </table:table-cell>
          <table:table-cell table:style-name="Table2.A1" office:value-type="string">
            <text:p text:style-name="P14">Aleris BOI</text:p>
          </table:table-cell>
        </table:table-row>
        <table:table-row table:style-name="Table2.8">
          <table:table-cell table:style-name="Table2.A1" office:value-type="string">
            <text:p text:style-name="P14">Skoleåret 2012/13</text:p>
          </table:table-cell>
          <table:table-cell table:style-name="Table2.A1" office:value-type="string">
            <text:p text:style-name="P14">Faglærer</text:p>
          </table:table-cell>
          <table:table-cell table:style-name="Table2.A1" office:value-type="string">
            <text:p text:style-name="P14">Tranby Ungdomskole</text:p>
          </table:table-cell>
        </table:table-row>
        <table:table-row table:style-name="Table2.9">
          <table:table-cell table:style-name="Table2.A1" office:value-type="string">
            <text:p text:style-name="P23">Juni – Aug. 2012</text:p>
          </table:table-cell>
          <table:table-cell table:style-name="Table2.A1" office:value-type="string">
            <text:p text:style-name="P17">Internship</text:p>
          </table:table-cell>
          <table:table-cell table:style-name="Table2.A1" office:value-type="string">
            <text:p text:style-name="P50">‘The rendition project’</text:p>
          </table:table-cell>
        </table:table-row>
        <table:table-row table:style-name="Table2.9">
          <table:table-cell table:style-name="Table2.A1" office:value-type="string">
            <text:p text:style-name="P23">Sommerene i studietiden</text:p>
          </table:table-cell>
          <table:table-cell table:style-name="Table2.A1" office:value-type="string">
            <text:p text:style-name="P23">Servitør &amp; bartender</text:p>
          </table:table-cell>
          <table:table-cell table:style-name="Table2.A1" office:value-type="string">
            <text:p text:style-name="P32"><text:span text:style-name="T78">‘Glass’, ‘Elvebredden’ </text:span><text:span text:style-name="T76">og </text:span><text:span text:style-name="T78">‘Pigen’</text:span><text:span text:style-name="T76"> i Drammen</text:span></text:p>
          </table:table-cell>
        </table:table-row>
      </table:table>
      <text:p text:style-name="P12"/>
      <text:p text:style-name="P26">Priser</text:p>
      <table:table table:name="Table3" table:style-name="Table3">
        <table:table-column table:style-name="Table3.A" table:number-columns-repeated="3"/>
        <table:table-row table:style-name="Table3.1">
          <table:table-cell table:style-name="Table3.A1" office:value-type="string">
            <text:p text:style-name="P25">Vinner av hackaton</text:p>
          </table:table-cell>
          <table:table-cell table:style-name="Table3.A1" office:value-type="string">
            <text:p text:style-name="P18">Hidden - trolljakten</text:p>
          </table:table-cell>
          <table:table-cell table:style-name="Table3.A1" office:value-type="string">
            <text:p text:style-name="P51">Hack4no og Hack4</text:p>
          </table:table-cell>
        </table:table-row>
        <table:table-row table:style-name="Table3.1">
          <table:table-cell table:style-name="Table3.A1" table:number-columns-spanned="2" office:value-type="string">
            <text:p text:style-name="P27">The dean’s award of outstanding academic achievment</text:p>
          </table:table-cell>
          <table:covered-table-cell/>
          <table:table-cell table:style-name="Table3.A1" office:value-type="string">
            <text:p text:style-name="P19">San Francisco State University (SFSU)</text:p>
          </table:table-cell>
        </table:table-row>
      </table:table>
      <text:p text:style-name="P45"><text:soft-page-break/>Prosjektbeskrivelse</text:p>
      <text:h text:style-name="P10" text:outline-level="2">Tittel:</text:h>
      <text:p text:style-name="P5"><text:span text:style-name="T70">Læringens natur – naturens læring</text:span>: Læringsteknologi, læringsanalyse og læringsvitenskap <text:span text:style-name="T70">i norsk skole.</text:span></text:p>
      <text:p text:style-name="P4">Frans Joakim Titulaer</text:p>
      <text:p text:style-name="P3">Introduksjon:</text:p>
      <text:p text:style-name="P6"><text:span text:style-name="T1">En ontologisk bevegelse sies å finne sted innen utdanningsvitenskapen, hvor man ’istedenfor å beskrive en verden med mange syn på verden annerkjenner eksistensen av mange verdener’. Altså at folk, perspektiver, ideer og objekter ikke bare må forståes som kulturelt og sosialt forskjellige, men også som «different-in-being» </text:span><text:reference-mark-start text:name="ZOTERO_ITEM CSL_CITATION {&quot;citationID&quot;:&quot;wtT74sKY&quot;,&quot;properties&quot;:{&quot;formattedCitation&quot;:&quot;(Zembylas, 2017, s. 1401)&quot;,&quot;plainCitation&quot;:&quot;(Zembylas, 2017, s. 1401)&quot;,&quot;noteIndex&quot;:0},&quot;citationItems&quot;:[{&quot;id&quot;:402,&quot;uris&quot;:[&quot;http://zotero.org/users/2931661/items/FB8MDR3L&quot;],&quot;uri&quot;:[&quot;http://zotero.org/users/2931661/items/FB8MDR3L&quot;],&quot;itemData&quot;:{&quot;id&quot;:402,&quot;type&quot;:&quot;article-journal&quot;,&quot;title&quot;:&quot;The contribution of the ontological turn in education: Some methodological and political implications&quot;,&quot;container-title&quot;:&quot;Educational Philosophy and Theory&quot;,&quot;page&quot;:&quot;1401–1414&quot;,&quot;volume&quot;:&quot;49&quot;,&quot;issue&quot;:&quot;14&quot;,&quot;author&quot;:[{&quot;family&quot;:&quot;Zembylas&quot;,&quot;given&quot;:&quot;Michalinos&quot;}],&quot;issued&quot;:{&quot;date-parts&quot;:[[&quot;2017&quot;]]}},&quot;locator&quot;:&quot;1401&quot;}],&quot;schema&quot;:&quot;https://github.com/citation-style-language/schema/raw/master/csl-citation.json&quot;} RNDcMNdIrvhZq"/><text:span text:style-name="T1">(Zembylas, 2017, s. 1401)</text:span><text:reference-mark-end text:name="ZOTERO_ITEM CSL_CITATION {&quot;citationID&quot;:&quot;wtT74sKY&quot;,&quot;properties&quot;:{&quot;formattedCitation&quot;:&quot;(Zembylas, 2017, s. 1401)&quot;,&quot;plainCitation&quot;:&quot;(Zembylas, 2017, s. 1401)&quot;,&quot;noteIndex&quot;:0},&quot;citationItems&quot;:[{&quot;id&quot;:402,&quot;uris&quot;:[&quot;http://zotero.org/users/2931661/items/FB8MDR3L&quot;],&quot;uri&quot;:[&quot;http://zotero.org/users/2931661/items/FB8MDR3L&quot;],&quot;itemData&quot;:{&quot;id&quot;:402,&quot;type&quot;:&quot;article-journal&quot;,&quot;title&quot;:&quot;The contribution of the ontological turn in education: Some methodological and political implications&quot;,&quot;container-title&quot;:&quot;Educational Philosophy and Theory&quot;,&quot;page&quot;:&quot;1401–1414&quot;,&quot;volume&quot;:&quot;49&quot;,&quot;issue&quot;:&quot;14&quot;,&quot;author&quot;:[{&quot;family&quot;:&quot;Zembylas&quot;,&quot;given&quot;:&quot;Michalinos&quot;}],&quot;issued&quot;:{&quot;date-parts&quot;:[[&quot;2017&quot;]]}},&quot;locator&quot;:&quot;1401&quot;}],&quot;schema&quot;:&quot;https://github.com/citation-style-language/schema/raw/master/csl-citation.json&quot;} RNDcMNdIrvhZq"/>. <text:span text:style-name="T35">Jeg vil argumentere for at man i alt for liten grad har studert betydningen av internettet og ny læringsteknologi i produksjonen av disse heterogene kontekstene læring ingår i i dag. Dette får oss til å måtte spørre hvordan internettets materialiteter endrer dette teknovitenskapelige komplekset. I over to år har jeg gjort deltagende observasjon og flerlokalitets etnografi, i en digitaliserende (ungdoms)skole og to sektorielle forum, der teknologiske standarder var assosiert med nye former for kunnskap. Dette er et empirisk studie av det kvalitative bruddet som utgjør vår evne til å overvåke læringsaktivitet. I studiet av den digitaliserende skolen har jeg sett at infrastrukturen knyttet til sky-tjeneste markedet (</text:span><text:span text:style-name="T29">økosystemer</text:span><text:span text:style-name="T35"> slik som Microsoft Office 365) griper inn i læringsobjektene i skolen: objektifiseringen av læring. Fra et vitenskapsteoretisk forum er dette interessant fordi vi ser en ny vitenskapelig tilnærming til læring vokse frem på grunnlag av tidligere administrativ infrastruktur og former for kunnskap som til nå har vært assosiert med Big Tech. Tidligere IKT administrative sentre på alle nivåer innen forskning og utdanning (lokalt og nasjonalt) legges under direkte politisk styring nå som ’læringens natur’ kartlegges av læringsanalytiske metoder. Jeg ønsker å vise at dette også er en måte å gjøre denne politikken til en teknisk sak. Jeg søker et stipend på Kr 30.000 til å publisere ressultatene i studiet og å sette igang et prosjekt med miljøene jeg har tatt del i. Sammen kan vi både skape en offentlig debatt rundt hvilken interesse man har å bli overvåket og måtene som verdien av vår data kan fri-gjøres.</text:span></text:p>
      <text:h text:style-name="P46" text:outline-level="3"><text:soft-page-break/>Tema:</text:h>
      <text:p text:style-name="P43"><text:span text:style-name="T5">Jeg har</text:span><text:span text:style-name="T4"> studert </text:span><text:span text:style-name="T6">måten skolen utfører sitt mandat igjennom </text:span><text:span text:style-name="T19">målarbeid</text:span><text:span text:style-name="T6"> og infrastrukturen som </text:span><text:span text:style-name="T5">muliggjør slik </text:span><text:span text:style-name="T19">måle-</text:span><text:span text:style-name="T22">praksis</text:span><text:span text:style-name="T6">. </text:span><text:span text:style-name="T7">Reformen i 2006, det såkalte kunnskapsløftet </text:span><text:span text:style-name="T5">(KL06)</text:span><text:span text:style-name="T7">, hadde vært et løfte om å løfte kunnskapsnivået i skolen så vel som i samfunnet. Og riktig nok har det også blitt beskrevet som et paradigme-skifte av mange skoleforskere. Slik </text:span><text:span text:style-name="T8">Ludvigsen-utvalgets utredning av skolens reform et lite tiår senere </text:span><text:span text:style-name="T9">gjorde eksplisitt var løftet om kunnskap i skolen et løfte om å forholde seg til et a-politisk kunnskapsgrunnlag, som han selv forklarte som noe svært annet en den politiske slagmarken som var skolen på 1980-tallet. KL06</text:span><text:span text:style-name="T10"> etablerte også på ordentlig en digital læringsidentitet i skolen, ettersom læreplanen ikke lenger var tilknyttet et pensum som fastsatte en liste med tekster og derved en form for materialitet. </text:span><text:span text:style-name="T11">Måten skolen skulle faselitere alle de forskjellige behovene blant barna i skolen skulle skje igjennom fagets tilpassning. </text:span><text:span text:style-name="T16">Jeg har studert hvordan det fremvoksende læringsanalytske feltet griper inn i kontroverset knyttet til slik tilpassing. </text:span></text:p>
      <text:p text:style-name="P42"><text:span text:style-name="T37">Et hovedtema i oppgaven min er ’politiseringen’ av IKT pedagogikk som jeg observerte på tvers av alle nivåer i utdanningen. </text:span><text:span text:style-name="T41">Dette skjedde rett i etterkant av at en ny generasjon av utdanningssystemets </text:span><text:span text:style-name="T34">felles elektronisk identitet</text:span><text:span text:style-name="T41">, eller ’Feide 2.0’. Feide er en vidt kjent, men lite studert, utdanningsteknologi i Norge. Det er en felles infrastruktur for sikker identifikasjon (autentisering) av studenter/elever og ansatte. I andre generasjon </text:span><text:span text:style-name="T37">registre</text:span><text:span text:style-name="T41">s potensielt</text:span><text:span text:style-name="T37"> alt en gjør på tvers av tjenestene involvert i utdanningen, fra forlag (lesing), </text:span><text:span text:style-name="T38">til bruken av sosiale medier slik som Facebook. ’God’ læring </text:span><text:span text:style-name="T41">i dette fremvoksende digitale miljøet</text:span><text:span text:style-name="T38"> inngår derfor </text:span><text:span text:style-name="T41">i et skifte</text:span><text:span text:style-name="T38"> der etikken rundt behovet for overvåking </text:span><text:span text:style-name="T41">kan</text:span><text:span text:style-name="T38"> endre den offentlige debatten som for tiden dreier seg om den eksterne trusselen fra sosiale medier og Big Tech. </text:span><text:span text:style-name="T41">V</text:span><text:span text:style-name="T38">erdien av fremvoksende vitenskapelige felt </text:span><text:span text:style-name="T41">knyttet til denne dataen problematiseres iforhold til</text:span><text:span text:style-name="T38"> deres rolle i sensitive samfunnspolitiske områder slik som utdanningen.</text:span></text:p>
      <text:p text:style-name="P44"><text:span text:style-name="T25">Etter den slags autifikasjon så vidt begynte å rulles ut høsten 2017 var Utdanningsdirektoratet (UDIR) slått sammen med Senter for IKT i Utdanningen, og etablerte UDIR 2.0, mens Kunnskapsdepartementet tok direkte styring over den delen av Uninett (leverandør av fellestjenester for utdannings- og forskernettet) som eide Feide, og etablerte Unit. </text:span><text:span text:style-name="T26">Mens UDIR hadde spilt en viktig rolle i utformingen av lærernes handlingsrom i KL06 var dette basert på</text:span><text:span text:style-name="T10"> et handlingsrommet som var sagt å åpnes opp for at lærere kunne velge det materi</text:span><text:span text:style-name="T12">ale som hen </text:span><text:soft-page-break/><text:span text:style-name="T12">mente på best mulig vis hjalp elevene å oppnå kompetansemålene satt av læreplanen. Nordahl mfl. </text:span><text:reference-mark-start text:name="ZOTERO_ITEM CSL_CITATION {&quot;citationID&quot;:&quot;K78O91k7&quot;,&quot;properties&quot;:{&quot;formattedCitation&quot;:&quot;(2018)&quot;,&quot;plainCitation&quot;:&quot;(2018)&quot;,&quot;noteIndex&quot;:0},&quot;citationItems&quot;:[{&quot;id&quot;:424,&quot;uris&quot;:[&quot;http://zotero.org/users/2931661/items/GVVBM9GG&quot;],&quot;uri&quot;:[&quot;http://zotero.org/users/2931661/items/GVVBM9GG&quot;],&quot;itemData&quot;:{&quot;id&quot;:424,&quot;type&quot;:&quot;book&quot;,&quot;title&quot;:&quot;Inkluderende felleskap for barn og unge: ekspertgruppen for barn og unge med behov for særskilt tilrettelegging&quot;,&quot;publisher&quot;:&quot;Fagbokforlaget&quot;,&quot;publisher-place&quot;:&quot;Bergen&quot;,&quot;event-place&quot;:&quot;Bergen&quot;,&quot;abstract&quot;:&quot;mfl.&quot;,&quot;author&quot;:[{&quot;family&quot;:&quot;Nordahl&quot;,&quot;given&quot;:&quot;Thomas&quot;}],&quot;issued&quot;:{&quot;date-parts&quot;:[[&quot;2018&quot;]]}},&quot;suppress-author&quot;:true}],&quot;schema&quot;:&quot;https://github.com/citation-style-language/schema/raw/master/csl-citation.json&quot;} RNDRyTrnzWXQE"/><text:span text:style-name="T12">(2018)</text:span><text:reference-mark-end text:name="ZOTERO_ITEM CSL_CITATION {&quot;citationID&quot;:&quot;K78O91k7&quot;,&quot;properties&quot;:{&quot;formattedCitation&quot;:&quot;(2018)&quot;,&quot;plainCitation&quot;:&quot;(2018)&quot;,&quot;noteIndex&quot;:0},&quot;citationItems&quot;:[{&quot;id&quot;:424,&quot;uris&quot;:[&quot;http://zotero.org/users/2931661/items/GVVBM9GG&quot;],&quot;uri&quot;:[&quot;http://zotero.org/users/2931661/items/GVVBM9GG&quot;],&quot;itemData&quot;:{&quot;id&quot;:424,&quot;type&quot;:&quot;book&quot;,&quot;title&quot;:&quot;Inkluderende felleskap for barn og unge: ekspertgruppen for barn og unge med behov for særskilt tilrettelegging&quot;,&quot;publisher&quot;:&quot;Fagbokforlaget&quot;,&quot;publisher-place&quot;:&quot;Bergen&quot;,&quot;event-place&quot;:&quot;Bergen&quot;,&quot;abstract&quot;:&quot;mfl.&quot;,&quot;author&quot;:[{&quot;family&quot;:&quot;Nordahl&quot;,&quot;given&quot;:&quot;Thomas&quot;}],&quot;issued&quot;:{&quot;date-parts&quot;:[[&quot;2018&quot;]]}},&quot;suppress-author&quot;:true}],&quot;schema&quot;:&quot;https://github.com/citation-style-language/schema/raw/master/csl-citation.json&quot;} RNDRyTrnzWXQE"/><text:span text:style-name="T12"> er bare en av mange som har påpekt hvordan </text:span><text:span text:style-name="T13">skolen feiler i å tilrettelegge for en tilstrekkelig tilpassing. </text:span><text:span text:style-name="T16">Jeg har observert hvordan Kunnskapsdepartementet (KD) griper inn i spørsmålene knyttet til bruken av adaptive teknologier. </text:span><text:span text:style-name="T18">Ikke bare er den økonomiske verdien til læringsteknologi innblandet i spørsmål om hvordan å få skoler til å bruke penger på ressurser av bedre kvalitet; som fremmer og eller organiserer læring. Økonomiseringen av teknologi som handler også om avgrensning av markedet, og spørsmål om alle bør ha de samme rettighetene? Skal ADHD være grunn til å få et forenklet utvalg av læremateriell? Skal læremateriell eksluderes hvis ikke en blind elev har mulighet til å bruke den? </text:span></text:p>
      <text:p text:style-name="P44"><text:span text:style-name="T18">D</text:span><text:span text:style-name="T17">a det ikke finnes noen fasit på disse svarene handler den fremvoksende detatten om hvordan omsorg knyttes til skolen. Nordahl</text:span><text:span text:style-name="T13"> vektlegger </text:span><text:span text:style-name="T17">problematikken av å behandle medisinske spørsmål innen utdanning seperat fra skolen. Han problematiserer at ikke alle får</text:span><text:span text:style-name="T13"> tilpasset opplæring, og at tilpassing ikke bare tilknyttes til læreren sitt valg av materiell. </text:span><text:span text:style-name="T14">Denne formen for postivisme streber mot en realistisk tilnærming til hva læring (objektivt sett) </text:span><text:span text:style-name="T21">er. </text:span><text:span text:style-name="T24">Istedenfor å strebe mot realisme vil jeg forsøke å se hvordan denne formen for objektivitet opprettholdes av en systemer av regler som lærere, elever og ledelse er ansvarlig mot. Slik Porter </text:span><text:reference-mark-start text:name="ZOTERO_ITEM CSL_CITATION {&quot;citationID&quot;:&quot;HG8FjF07&quot;,&quot;properties&quot;:{&quot;formattedCitation&quot;:&quot;(1992)&quot;,&quot;plainCitation&quot;:&quot;(1992)&quot;,&quot;noteIndex&quot;:0},&quot;citationItems&quot;:[{&quot;id&quot;:47,&quot;uris&quot;:[&quot;http://zotero.org/users/2931661/items/ZUCPHBCD&quot;],&quot;uri&quot;:[&quot;http://zotero.org/users/2931661/items/ZUCPHBCD&quot;],&quot;itemData&quot;:{&quot;id&quot;:47,&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VQbClpkUn7"/><text:span text:style-name="T24">(1992)</text:span><text:reference-mark-end text:name="ZOTERO_ITEM CSL_CITATION {&quot;citationID&quot;:&quot;HG8FjF07&quot;,&quot;properties&quot;:{&quot;formattedCitation&quot;:&quot;(1992)&quot;,&quot;plainCitation&quot;:&quot;(1992)&quot;,&quot;noteIndex&quot;:0},&quot;citationItems&quot;:[{&quot;id&quot;:47,&quot;uris&quot;:[&quot;http://zotero.org/users/2931661/items/ZUCPHBCD&quot;],&quot;uri&quot;:[&quot;http://zotero.org/users/2931661/items/ZUCPHBCD&quot;],&quot;itemData&quot;:{&quot;id&quot;:47,&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VQbClpkUn7"/><text:span text:style-name="T12"> </text:span><text:span text:style-name="T14">skriver om det regnskaps-idealet i vitenskap burde realisme heller forståes som upersonlighet. </text:span><text:span text:style-name="T15">Det at lærerrollens profesjonallisering har skapt et bilde av en teknikker er et nokså godt kjent argument, men dette sier lite om hvordan ’omsorg for læring’ faktisk gjøres.</text:span></text:p>
      <text:h text:style-name="P47" text:outline-level="3">Teori:</text:h>
      <text:p text:style-name="P7"><text:span text:style-name="T40">I artikkelen </text:span><text:span text:style-name="T33">Remembering the technological unconscious by foregrounding knowledges of position </text:span><text:span text:style-name="T40">konkluderer </text:span><text:span text:style-name="T39">Nigel Thrift </text:span><text:reference-mark-start text:name="ZOTERO_ITEM CSL_CITATION {&quot;citationID&quot;:&quot;5875hNJy&quot;,&quot;properties&quot;:{&quot;formattedCitation&quot;:&quot;(2004)&quot;,&quot;plainCitation&quot;:&quot;(2004)&quot;,&quot;noteIndex&quot;:0},&quot;citationItems&quot;:[{&quot;id&quot;:369,&quot;uris&quot;:[&quot;http://zotero.org/groups/696241/items/G2Q8XEPI&quot;],&quot;uri&quot;:[&quot;http://zotero.org/groups/696241/items/G2Q8XEPI&quot;],&quot;itemData&quot;:{&quot;id&quot;:369,&quot;type&quot;:&quot;article-journal&quot;,&quot;title&quot;:&quot;Remembering the technological unconscious by foregrounding knowledges of position&quot;,&quot;container-title&quot;:&quot;Environment and Planning D: Society and Space&quot;,&quot;page&quot;:&quot;175–190&quot;,&quot;volume&quot;:&quot;22&quot;,&quot;issue&quot;:&quot;1&quot;,&quot;author&quot;:[{&quot;family&quot;:&quot;Thrift&quot;,&quot;given&quot;:&quot;Nigel&quot;}],&quot;issued&quot;:{&quot;date-parts&quot;:[[&quot;2004&quot;]]}},&quot;suppress-author&quot;:true}],&quot;schema&quot;:&quot;https://github.com/citation-style-language/schema/raw/master/csl-citation.json&quot;} RNDPBimbzeQSi"/><text:span text:style-name="T39">(2004)</text:span><text:reference-mark-end text:name="ZOTERO_ITEM CSL_CITATION {&quot;citationID&quot;:&quot;5875hNJy&quot;,&quot;properties&quot;:{&quot;formattedCitation&quot;:&quot;(2004)&quot;,&quot;plainCitation&quot;:&quot;(2004)&quot;,&quot;noteIndex&quot;:0},&quot;citationItems&quot;:[{&quot;id&quot;:369,&quot;uris&quot;:[&quot;http://zotero.org/groups/696241/items/G2Q8XEPI&quot;],&quot;uri&quot;:[&quot;http://zotero.org/groups/696241/items/G2Q8XEPI&quot;],&quot;itemData&quot;:{&quot;id&quot;:369,&quot;type&quot;:&quot;article-journal&quot;,&quot;title&quot;:&quot;Remembering the technological unconscious by foregrounding knowledges of position&quot;,&quot;container-title&quot;:&quot;Environment and Planning D: Society and Space&quot;,&quot;page&quot;:&quot;175–190&quot;,&quot;volume&quot;:&quot;22&quot;,&quot;issue&quot;:&quot;1&quot;,&quot;author&quot;:[{&quot;family&quot;:&quot;Thrift&quot;,&quot;given&quot;:&quot;Nigel&quot;}],&quot;issued&quot;:{&quot;date-parts&quot;:[[&quot;2004&quot;]]}},&quot;suppress-author&quot;:true}],&quot;schema&quot;:&quot;https://github.com/citation-style-language/schema/raw/master/csl-citation.json&quot;} RNDPBimbzeQSi"/> <text:span text:style-name="T62">med at den akselrerende fremveksten av nye adresse teknologier assosiert med det digitale også kan være en måte å forklare en ontologisk vending i sosial teori. Michel Callon og Fabian Muniesa </text:span><text:reference-mark-start text:name="ZOTERO_ITEM CSL_CITATION {&quot;citationID&quot;:&quot;50DclrnY&quot;,&quot;properties&quot;:{&quot;formattedCitation&quot;:&quot;(2003, s. 26\\uc0\\u8211{}28)&quot;,&quot;plainCitation&quot;:&quot;(2003, s. 26–28)&quot;,&quot;noteIndex&quot;:0},&quot;citationItems&quot;:[{&quot;id&quot;:406,&quot;uris&quot;:[&quot;http://zotero.org/users/2931661/items/9FDBJVJ5&quot;],&quot;uri&quot;:[&quot;http://zotero.org/users/2931661/items/9FDBJVJ5&quot;],&quot;itemData&quot;:{&quot;id&quot;:406,&quot;type&quot;:&quot;article-journal&quot;,&quot;title&quot;:&quot;Les marchés économiques comme dispositifs collectifs de calcul&quot;,&quot;container-title&quot;:&quot;Réseaux&quot;,&quot;page&quot;:&quot;189–233&quot;,&quot;issue&quot;:&quot;6&quot;,&quot;author&quot;:[{&quot;family&quot;:&quot;Callon&quot;,&quot;given&quot;:&quot;Michel&quot;},{&quot;family&quot;:&quot;Muniesa&quot;,&quot;given&quot;:&quot;Fabian&quot;}],&quot;issued&quot;:{&quot;date-parts&quot;:[[&quot;2003&quot;]]}},&quot;locator&quot;:&quot;26-28&quot;,&quot;suppress-author&quot;:true}],&quot;schema&quot;:&quot;https://github.com/citation-style-language/schema/raw/master/csl-citation.json&quot;} RND8Ua2ejpTUE"/><text:span text:style-name="T65">(2003, s. 26</text:span><text:span text:style-name="T64">–28)</text:span><text:reference-mark-end text:name="ZOTERO_ITEM CSL_CITATION {&quot;citationID&quot;:&quot;50DclrnY&quot;,&quot;properties&quot;:{&quot;formattedCitation&quot;:&quot;(2003, s. 26\\uc0\\u8211{}28)&quot;,&quot;plainCitation&quot;:&quot;(2003, s. 26–28)&quot;,&quot;noteIndex&quot;:0},&quot;citationItems&quot;:[{&quot;id&quot;:406,&quot;uris&quot;:[&quot;http://zotero.org/users/2931661/items/9FDBJVJ5&quot;],&quot;uri&quot;:[&quot;http://zotero.org/users/2931661/items/9FDBJVJ5&quot;],&quot;itemData&quot;:{&quot;id&quot;:406,&quot;type&quot;:&quot;article-journal&quot;,&quot;title&quot;:&quot;Les marchés économiques comme dispositifs collectifs de calcul&quot;,&quot;container-title&quot;:&quot;Réseaux&quot;,&quot;page&quot;:&quot;189–233&quot;,&quot;issue&quot;:&quot;6&quot;,&quot;author&quot;:[{&quot;family&quot;:&quot;Callon&quot;,&quot;given&quot;:&quot;Michel&quot;},{&quot;family&quot;:&quot;Muniesa&quot;,&quot;given&quot;:&quot;Fabian&quot;}],&quot;issued&quot;:{&quot;date-parts&quot;:[[&quot;2003&quot;]]}},&quot;locator&quot;:&quot;26-28&quot;,&quot;suppress-author&quot;:true}],&quot;schema&quot;:&quot;https://github.com/citation-style-language/schema/raw/master/csl-citation.json&quot;} RND8Ua2ejpTUE"/> <text:span text:style-name="T63">har videre også beskrevet hvordan denne utviklingen inngår i prolifersjonen av markesformer. Ved å sette konstruksjonen av en digital læringsidentitet i norsk utdanning i sammenheng med to av de andre konseptene Callon og Muniesa tar utgangspunkt i da de forklarer ’økonomiske markeder som kalkulerende kollektive verktøy’, </text:span><text:span text:style-name="T30">objektifisering </text:span><text:span text:style-name="T36">og </text:span><text:span text:style-name="T30">singularisering </text:span><text:span text:style-name="T36">kobles økonomiserings begrepet til det digitale på en ny måte. Ved å studere objektifiseringen av utdanningsteknologi ser jeg hvordan assosiasjoner mellom former for praksiser og ekspertise-</text:span><text:soft-page-break/><text:span text:style-name="T36">områder assosieres med disse nye (eller transformerte) objektene. Og ut ifra ideen om den enkelte læringsteknologiens singularisering ser jeg hvordan brukere posisjoneres i de nye formene for flytende rom i utdanningen assosiert med mobile digitale verktøy, og måten dette tilknyttes subjektet og det Foucault </text:span><text:reference-mark-start text:name="ZOTERO_ITEM CSL_CITATION {&quot;citationID&quot;:&quot;rEPDzHD7&quot;,&quot;properties&quot;:{&quot;formattedCitation&quot;:&quot;(1977, s. 184\\uc0\\u8211{}185)&quot;,&quot;plainCitation&quot;:&quot;(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uppress-author&quot;:true}],&quot;schema&quot;:&quot;https://github.com/citation-style-language/schema/raw/master/csl-citation.json&quot;} RNDyUerHIqgWZ"/><text:span text:style-name="T66">(1977, s. 184</text:span><text:span text:style-name="T64">–185)</text:span><text:reference-mark-end text:name="ZOTERO_ITEM CSL_CITATION {&quot;citationID&quot;:&quot;rEPDzHD7&quot;,&quot;properties&quot;:{&quot;formattedCitation&quot;:&quot;(1977, s. 184\\uc0\\u8211{}185)&quot;,&quot;plainCitation&quot;:&quot;(1977, s. 184–185)&quot;,&quot;noteIndex&quot;:0},&quot;citationItems&quot;:[{&quot;id&quot;:388,&quot;uris&quot;:[&quot;http://zotero.org/users/2931661/items/PDQ5WPFV&quot;],&quot;uri&quot;:[&quot;http://zotero.org/users/2931661/items/PDQ5WPFV&quot;],&quot;itemData&quot;:{&quot;id&quot;:388,&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locator&quot;:&quot;184-185&quot;,&quot;suppress-author&quot;:true}],&quot;schema&quot;:&quot;https://github.com/citation-style-language/schema/raw/master/csl-citation.json&quot;} RNDyUerHIqgWZ"/> <text:span text:style-name="T67">eksamineringen (av læring). </text:span></text:p>
      <text:p text:style-name="P7"><text:span text:style-name="T67">Både Callon </text:span><text:reference-mark-start text:name="ZOTERO_ITEM CSL_CITATION {&quot;citationID&quot;:&quot;6QFOyyB2&quot;,&quot;properties&quot;:{&quot;formattedCitation&quot;:&quot;(1998)&quot;,&quot;plainCitation&quot;:&quot;(1998)&quot;,&quot;noteIndex&quot;:0},&quot;citationItems&quot;:[{&quot;id&quot;:407,&quot;uris&quot;:[&quot;http://zotero.org/users/2931661/items/Q7GAR9I4&quot;],&quot;uri&quot;:[&quot;http://zotero.org/users/2931661/items/Q7GAR9I4&quot;],&quot;itemData&quot;:{&quot;id&quot;:407,&quot;type&quot;:&quot;article-journal&quot;,&quot;title&quot;:&quot;An essay on framing and overflowing: economic externalities revisited by sociology&quot;,&quot;container-title&quot;:&quot;The Sociological Review&quot;,&quot;page&quot;:&quot;244–269&quot;,&quot;volume&quot;:&quot;46&quot;,&quot;issue&quot;:&quot;S1&quot;,&quot;author&quot;:[{&quot;family&quot;:&quot;Callon&quot;,&quot;given&quot;:&quot;Michel&quot;}],&quot;issued&quot;:{&quot;date-parts&quot;:[[&quot;1998&quot;]]}},&quot;suppress-author&quot;:true}],&quot;schema&quot;:&quot;https://github.com/citation-style-language/schema/raw/master/csl-citation.json&quot;} RNDhfCcpfm9Az"/><text:span text:style-name="T67">(1998)</text:span><text:reference-mark-end text:name="ZOTERO_ITEM CSL_CITATION {&quot;citationID&quot;:&quot;6QFOyyB2&quot;,&quot;properties&quot;:{&quot;formattedCitation&quot;:&quot;(1998)&quot;,&quot;plainCitation&quot;:&quot;(1998)&quot;,&quot;noteIndex&quot;:0},&quot;citationItems&quot;:[{&quot;id&quot;:407,&quot;uris&quot;:[&quot;http://zotero.org/users/2931661/items/Q7GAR9I4&quot;],&quot;uri&quot;:[&quot;http://zotero.org/users/2931661/items/Q7GAR9I4&quot;],&quot;itemData&quot;:{&quot;id&quot;:407,&quot;type&quot;:&quot;article-journal&quot;,&quot;title&quot;:&quot;An essay on framing and overflowing: economic externalities revisited by sociology&quot;,&quot;container-title&quot;:&quot;The Sociological Review&quot;,&quot;page&quot;:&quot;244–269&quot;,&quot;volume&quot;:&quot;46&quot;,&quot;issue&quot;:&quot;S1&quot;,&quot;author&quot;:[{&quot;family&quot;:&quot;Callon&quot;,&quot;given&quot;:&quot;Michel&quot;}],&quot;issued&quot;:{&quot;date-parts&quot;:[[&quot;1998&quot;]]}},&quot;suppress-author&quot;:true}],&quot;schema&quot;:&quot;https://github.com/citation-style-language/schema/raw/master/csl-citation.json&quot;} RNDhfCcpfm9Az"/><text:span text:style-name="T67"> sine forklaringer av den økonomiske ideen of ’overflod’ som noe som ikke (kan) regnes med innenfor markedets rammer og John Law og Ingunn Moser </text:span><text:reference-mark-start text:name="ZOTERO_ITEM CSL_CITATION {&quot;citationID&quot;:&quot;Vn9KVW1m&quot;,&quot;properties&quot;:{&quot;formattedCitation&quot;:&quot;(1999; 2006)&quot;,&quot;plainCitation&quot;:&quot;(1999; 2006)&quot;,&quot;noteIndex&quot;:0},&quot;citationItems&quot;:[{&quot;id&quot;:396,&quot;uris&quot;:[&quot;http://zotero.org/users/2931661/items/U7ZHXLYS&quot;],&quot;uri&quot;:[&quot;http://zotero.org/users/2931661/items/U7ZHXLYS&quot;],&quot;itemData&quot;:{&quot;id&quot;:396,&quot;type&quot;:&quot;article-journal&quot;,&quot;title&quot;:&quot;After ANT: complexity, naming and topology&quot;,&quot;container-title&quot;:&quot;The Sociological Review&quot;,&quot;page&quot;:&quot;1–14&quot;,&quot;volume&quot;:&quot;47&quot;,&quot;issue&quot;:&quot;1_suppl&quot;,&quot;author&quot;:[{&quot;family&quot;:&quot;Law&quot;,&quot;given&quot;:&quot;John&quot;}],&quot;issued&quot;:{&quot;date-parts&quot;:[[&quot;1999&quot;]]}},&quot;suppress-author&quot;:true},{&quot;id&quot;:80,&quot;uris&quot;:[&quot;http://zotero.org/users/2931661/items/77RD2FE3&quot;],&quot;uri&quot;:[&quot;http://zotero.org/users/2931661/items/77RD2FE3&quot;],&quot;itemData&quot;:{&quot;id&quot;:80,&quot;type&quot;:&quot;article-journal&quot;,&quot;title&quot;:&quot;Fluids or flows? Information and qualculation in medical practice&quot;,&quot;container-title&quot;:&quot;Information Technology &amp; People&quot;,&quot;page&quot;:&quot;55-73&quot;,&quot;volume&quot;:&quot;19&quot;,&quot;issue&quot;:&quot;1&quot;,&quot;DOI&quot;:&quot;10.1108/09593840610649961&quot;,&quot;author&quot;:[{&quot;family&quot;:&quot;Moser&quot;,&quot;given&quot;:&quot;Ingunn&quot;},{&quot;family&quot;:&quot;Law&quot;,&quot;given&quot;:&quot;John&quot;}],&quot;issued&quot;:{&quot;date-parts&quot;:[[&quot;2006&quot;]]}},&quot;suppress-author&quot;:true}],&quot;schema&quot;:&quot;https://github.com/citation-style-language/schema/raw/master/csl-citation.json&quot;} RNDdwLSHZYivR"/>(1999; 2006)<text:reference-mark-end text:name="ZOTERO_ITEM CSL_CITATION {&quot;citationID&quot;:&quot;Vn9KVW1m&quot;,&quot;properties&quot;:{&quot;formattedCitation&quot;:&quot;(1999; 2006)&quot;,&quot;plainCitation&quot;:&quot;(1999; 2006)&quot;,&quot;noteIndex&quot;:0},&quot;citationItems&quot;:[{&quot;id&quot;:396,&quot;uris&quot;:[&quot;http://zotero.org/users/2931661/items/U7ZHXLYS&quot;],&quot;uri&quot;:[&quot;http://zotero.org/users/2931661/items/U7ZHXLYS&quot;],&quot;itemData&quot;:{&quot;id&quot;:396,&quot;type&quot;:&quot;article-journal&quot;,&quot;title&quot;:&quot;After ANT: complexity, naming and topology&quot;,&quot;container-title&quot;:&quot;The Sociological Review&quot;,&quot;page&quot;:&quot;1–14&quot;,&quot;volume&quot;:&quot;47&quot;,&quot;issue&quot;:&quot;1_suppl&quot;,&quot;author&quot;:[{&quot;family&quot;:&quot;Law&quot;,&quot;given&quot;:&quot;John&quot;}],&quot;issued&quot;:{&quot;date-parts&quot;:[[&quot;1999&quot;]]}},&quot;suppress-author&quot;:true},{&quot;id&quot;:80,&quot;uris&quot;:[&quot;http://zotero.org/users/2931661/items/77RD2FE3&quot;],&quot;uri&quot;:[&quot;http://zotero.org/users/2931661/items/77RD2FE3&quot;],&quot;itemData&quot;:{&quot;id&quot;:80,&quot;type&quot;:&quot;article-journal&quot;,&quot;title&quot;:&quot;Fluids or flows? Information and qualculation in medical practice&quot;,&quot;container-title&quot;:&quot;Information Technology &amp; People&quot;,&quot;page&quot;:&quot;55-73&quot;,&quot;volume&quot;:&quot;19&quot;,&quot;issue&quot;:&quot;1&quot;,&quot;DOI&quot;:&quot;10.1108/09593840610649961&quot;,&quot;author&quot;:[{&quot;family&quot;:&quot;Moser&quot;,&quot;given&quot;:&quot;Ingunn&quot;},{&quot;family&quot;:&quot;Law&quot;,&quot;given&quot;:&quot;John&quot;}],&quot;issued&quot;:{&quot;date-parts&quot;:[[&quot;2006&quot;]]}},&quot;suppress-author&quot;:true}],&quot;schema&quot;:&quot;https://github.com/citation-style-language/schema/raw/master/csl-citation.json&quot;} RNDdwLSHZYivR"/><text:span text:style-name="T62"> sine forklaringer av flytende rom har også vært betydningsfulle for post-humane studier av moralsk teknologi, verdisetting og ’de andre’ i Foucauldiansk og feministisk tradisjon. Det som gjør dette studiet spesielt spennende er å overføre den teoretiske-metodiske tilnærmingen Kristin Asdal og Tone Druglitrø </text:span><text:reference-mark-start text:name="ZOTERO_ITEM CSL_CITATION {&quot;citationID&quot;:&quot;jeRya6OE&quot;,&quot;properties&quot;:{&quot;formattedCitation&quot;:&quot;(2011; 2012; 2016)&quot;,&quot;plainCitation&quot;:&quot;(2011; 2012; 2016)&quot;,&quot;noteIndex&quot;:0},&quot;citationItems&quot;:[{&quot;id&quot;:285,&quot;uris&quot;:[&quot;http://zotero.org/groups/401844/items/HIPN5JKS&quot;],&quot;uri&quot;:[&quot;http://zotero.org/groups/401844/items/HIPN5JKS&quot;],&quot;itemData&quot;:{&quot;id&quot;:285,&quot;type&quot;:&quot;book&quot;,&quot;title&quot;:&quot;Politikkens natur. Naturens politikk&quot;,&quot;publisher&quot;:&quot;Universitetsforlaget&quot;,&quot;URL&quot;:&quot;http://www.universitetsforlaget.no/nettbutikk/politikkens-natur-naturens-politikk-uf.html&quot;,&quot;ISBN&quot;:&quot;978-82-15-01699-3&quot;,&quot;author&quot;:[{&quot;family&quot;:&quot;Asdal&quot;,&quot;given&quot;:&quot;Kristin&quot;}],&quot;issued&quot;:{&quot;date-parts&quot;:[[&quot;2011&quot;]]}},&quot;suppress-author&quot;:true},{&quot;id&quot;:408,&quot;uris&quot;:[&quot;http://zotero.org/users/2931661/items/RUKRTKPX&quot;],&quot;uri&quot;:[&quot;http://zotero.org/users/2931661/items/RUKRTKPX&quot;],&quot;itemData&quot;:{&quot;id&quot;:408,&quot;type&quot;:&quot;article-journal&quot;,&quot;title&quot;:&quot;\\AA skape en standard for velferd: Forsøksdyr i norsk biomedisin, 1953–1986&quot;,&quot;container-title&quot;:&quot;PhD diss., University of Oslo&quot;,&quot;author&quot;:[{&quot;family&quot;:&quot;Druglitrø&quot;,&quot;given&quot;:&quot;Tone&quot;}],&quot;issued&quot;:{&quot;date-parts&quot;:[[&quot;2012&quot;]]}},&quot;suppress-author&quot;:true},{&quot;id&quot;:409,&quot;uris&quot;:[&quot;http://zotero.org/users/2931661/items/6FQ3EBIB&quot;],&quot;uri&quot;:[&quot;http://zotero.org/users/2931661/items/6FQ3EBIB&quot;],&quot;itemData&quot;:{&quot;id&quot;:409,&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Wn3pf6V9O"/><text:span text:style-name="T62">(2011; 2012; 2016)</text:span><text:reference-mark-end text:name="ZOTERO_ITEM CSL_CITATION {&quot;citationID&quot;:&quot;jeRya6OE&quot;,&quot;properties&quot;:{&quot;formattedCitation&quot;:&quot;(2011; 2012; 2016)&quot;,&quot;plainCitation&quot;:&quot;(2011; 2012; 2016)&quot;,&quot;noteIndex&quot;:0},&quot;citationItems&quot;:[{&quot;id&quot;:285,&quot;uris&quot;:[&quot;http://zotero.org/groups/401844/items/HIPN5JKS&quot;],&quot;uri&quot;:[&quot;http://zotero.org/groups/401844/items/HIPN5JKS&quot;],&quot;itemData&quot;:{&quot;id&quot;:285,&quot;type&quot;:&quot;book&quot;,&quot;title&quot;:&quot;Politikkens natur. Naturens politikk&quot;,&quot;publisher&quot;:&quot;Universitetsforlaget&quot;,&quot;URL&quot;:&quot;http://www.universitetsforlaget.no/nettbutikk/politikkens-natur-naturens-politikk-uf.html&quot;,&quot;ISBN&quot;:&quot;978-82-15-01699-3&quot;,&quot;author&quot;:[{&quot;family&quot;:&quot;Asdal&quot;,&quot;given&quot;:&quot;Kristin&quot;}],&quot;issued&quot;:{&quot;date-parts&quot;:[[&quot;2011&quot;]]}},&quot;suppress-author&quot;:true},{&quot;id&quot;:408,&quot;uris&quot;:[&quot;http://zotero.org/users/2931661/items/RUKRTKPX&quot;],&quot;uri&quot;:[&quot;http://zotero.org/users/2931661/items/RUKRTKPX&quot;],&quot;itemData&quot;:{&quot;id&quot;:408,&quot;type&quot;:&quot;article-journal&quot;,&quot;title&quot;:&quot;\\AA skape en standard for velferd: Forsøksdyr i norsk biomedisin, 1953–1986&quot;,&quot;container-title&quot;:&quot;PhD diss., University of Oslo&quot;,&quot;author&quot;:[{&quot;family&quot;:&quot;Druglitrø&quot;,&quot;given&quot;:&quot;Tone&quot;}],&quot;issued&quot;:{&quot;date-parts&quot;:[[&quot;2012&quot;]]}},&quot;suppress-author&quot;:true},{&quot;id&quot;:409,&quot;uris&quot;:[&quot;http://zotero.org/users/2931661/items/6FQ3EBIB&quot;],&quot;uri&quot;:[&quot;http://zotero.org/users/2931661/items/6FQ3EBIB&quot;],&quot;itemData&quot;:{&quot;id&quot;:409,&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Wn3pf6V9O"/> <text:span text:style-name="T68">har hatt til dyrestudier og ‘naturens politikk’ til utdanningen. Sett i denne sammenheng er det svært interessant å studere moralen knyttet til ideen om at lærere har blitt teknikkere som kun gjennomfører mål satt av politikkere. Mine observasjoner av lærernes praksis belyser blant annet spenningen mellom det moralske ansvaret for at barnet gjør det bra på skolen og at læring vurderes mest mulig rettferdig. Innbakt i dette er også spørsmål om en youtube-video representerer god kunnskap på samme måte som en lærebok eller en tekst. Ved å stille spørsmål til verdien det å lære oppstår sånn sett også spørsmål om hva som teller som ’ekte’ og ’sant’. </text:span></text:p>
      <text:p text:style-name="P8"><text:span text:style-name="T47">Slik som Richard Edwards </text:span><text:reference-mark-start text:name="ZOTERO_ITEM CSL_CITATION {&quot;citationID&quot;:&quot;G2GFfzyX&quot;,&quot;properties&quot;:{&quot;formattedCitation&quot;:&quot;(2015)&quot;,&quot;plainCitation&quot;:&quot;(2015)&quot;,&quot;noteIndex&quot;:0},&quot;citationItems&quot;:[{&quot;id&quot;:400,&quot;uris&quot;:[&quot;http://zotero.org/users/2931661/items/G9Z44EQ3&quot;],&quot;uri&quot;:[&quot;http://zotero.org/users/2931661/items/G9Z44EQ3&quot;],&quot;itemData&quot;:{&quot;id&quot;:400,&quot;type&quot;:&quot;article-journal&quot;,&quot;title&quot;:&quot;Knowledge infrastructures and the inscrutability of openness in education&quot;,&quot;container-title&quot;:&quot;Learning, Media and Technology&quot;,&quot;page&quot;:&quot;251–264&quot;,&quot;volume&quot;:&quot;40&quot;,&quot;issue&quot;:&quot;3&quot;,&quot;author&quot;:[{&quot;family&quot;:&quot;Edwards&quot;,&quot;given&quot;:&quot;Richard&quot;}],&quot;issued&quot;:{&quot;date-parts&quot;:[[&quot;2015&quot;]]}},&quot;suppress-author&quot;:true}],&quot;schema&quot;:&quot;https://github.com/citation-style-language/schema/raw/master/csl-citation.json&quot;} RNDcn8Am5qTVd"/><text:span text:style-name="T47">(2015)</text:span><text:reference-mark-end text:name="ZOTERO_ITEM CSL_CITATION {&quot;citationID&quot;:&quot;G2GFfzyX&quot;,&quot;properties&quot;:{&quot;formattedCitation&quot;:&quot;(2015)&quot;,&quot;plainCitation&quot;:&quot;(2015)&quot;,&quot;noteIndex&quot;:0},&quot;citationItems&quot;:[{&quot;id&quot;:400,&quot;uris&quot;:[&quot;http://zotero.org/users/2931661/items/G9Z44EQ3&quot;],&quot;uri&quot;:[&quot;http://zotero.org/users/2931661/items/G9Z44EQ3&quot;],&quot;itemData&quot;:{&quot;id&quot;:400,&quot;type&quot;:&quot;article-journal&quot;,&quot;title&quot;:&quot;Knowledge infrastructures and the inscrutability of openness in education&quot;,&quot;container-title&quot;:&quot;Learning, Media and Technology&quot;,&quot;page&quot;:&quot;251–264&quot;,&quot;volume&quot;:&quot;40&quot;,&quot;issue&quot;:&quot;3&quot;,&quot;author&quot;:[{&quot;family&quot;:&quot;Edwards&quot;,&quot;given&quot;:&quot;Richard&quot;}],&quot;issued&quot;:{&quot;date-parts&quot;:[[&quot;2015&quot;]]}},&quot;suppress-author&quot;:true}],&quot;schema&quot;:&quot;https://github.com/citation-style-language/schema/raw/master/csl-citation.json&quot;} RNDcn8Am5qTVd"/><text:span text:style-name="T44"> </text:span><text:span text:style-name="T48">på en god måte </text:span><text:span text:style-name="T47">har </text:span><text:span text:style-name="T48">problematisert </text:span><text:span text:style-name="T49">har</text:span><text:span text:style-name="T48"> jeg </text:span><text:span text:style-name="T49">tatt</text:span><text:span text:style-name="T48"> et kritisk </text:span><text:span text:style-name="T49">(empirisk) </text:span><text:span text:style-name="T48">blikk på måten </text:span><text:span text:style-name="T31">åpenhet</text:span><text:span text:style-name="T48"> i en slik (teknologisk) forstand fremstår som </text:span><text:span text:style-name="T50">en</text:span><text:span text:style-name="T48"> uransakelig </text:span><text:span text:style-name="T50">endrende kraft. </text:span><text:span text:style-name="T51">En kraft som </text:span><text:span text:style-name="T50">spiller en sentral rolle i utdanningens historiske fremskrit, der stadig flere barrierer </text:span><text:span text:style-name="T51">overkommes, enten det er snakk om tid og rom, eller kognitive og praktiske hindringer. </text:span><text:span text:style-name="T49">Dette er et samtidig et spørsmål om måten internettets og programvarens ’åpenhet’ verdisettes og reguleres: Det Christopher Kelty </text:span><text:reference-mark-start text:name="ZOTERO_ITEM CSL_CITATION {&quot;citationID&quot;:&quot;vSotuAzj&quot;,&quot;properties&quot;:{&quot;formattedCitation&quot;:&quot;(2008)&quot;,&quot;plainCitation&quot;:&quot;(2008)&quot;,&quot;noteIndex&quot;:0},&quot;citationItems&quot;:[{&quot;id&quot;:11,&quot;uris&quot;:[&quot;http://zotero.org/users/2931661/items/89R8JXWV&quot;],&quot;uri&quot;:[&quot;http://zotero.org/users/2931661/items/89R8JXWV&quot;],&quot;itemData&quot;:{&quot;id&quot;:11,&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pIPjXhi23V"/><text:span text:style-name="T49">(2008)</text:span><text:reference-mark-end text:name="ZOTERO_ITEM CSL_CITATION {&quot;citationID&quot;:&quot;vSotuAzj&quot;,&quot;properties&quot;:{&quot;formattedCitation&quot;:&quot;(2008)&quot;,&quot;plainCitation&quot;:&quot;(2008)&quot;,&quot;noteIndex&quot;:0},&quot;citationItems&quot;:[{&quot;id&quot;:11,&quot;uris&quot;:[&quot;http://zotero.org/users/2931661/items/89R8JXWV&quot;],&quot;uri&quot;:[&quot;http://zotero.org/users/2931661/items/89R8JXWV&quot;],&quot;itemData&quot;:{&quot;id&quot;:11,&quot;type&quot;:&quot;book&quot;,&quot;title&quot;:&quot;Two bits: The cultural significance of free software&quot;,&quot;publisher&quot;:&quot;Duke University Press&quot;,&quot;author&quot;:[{&quot;family&quot;:&quot;Kelty&quot;,&quot;given&quot;:&quot;Christopher M&quot;}],&quot;issued&quot;:{&quot;date-parts&quot;:[[&quot;2008&quot;]]}},&quot;suppress-author&quot;:true}],&quot;schema&quot;:&quot;https://github.com/citation-style-language/schema/raw/master/csl-citation.json&quot;} RNDpIPjXhi23V"/> <text:span text:style-name="T69">beskriver som den kulturelle betydningen av de ’rekursive offentlighetene’ assosiert med propretæriere former for digital infrastruktur og det Wood og Graham </text:span><text:reference-mark-start text:name="ZOTERO_ITEM CSL_CITATION {&quot;citationID&quot;:&quot;ufaeYsmX&quot;,&quot;properties&quot;:{&quot;formattedCitation&quot;:&quot;(2006)&quot;,&quot;plainCitation&quot;:&quot;(2006)&quot;,&quot;noteIndex&quot;:0},&quot;citationItems&quot;:[{&quot;id&quot;:136,&quot;uris&quot;:[&quot;http://zotero.org/users/2931661/items/AWWBVQ7S&quot;],&quot;uri&quot;:[&quot;http://zotero.org/users/2931661/items/AWWBVQ7S&quot;],&quot;itemData&quot;:{&quot;id&quot;:136,&quot;type&quot;:&quot;article-journal&quot;,&quot;title&quot;:&quot;Permeable boundaries in the software-sorted society: Surveillance and the differentiation of mobility&quot;,&quot;container-title&quot;:&quot;Mobile technologies of the city&quot;,&quot;page&quot;:&quot;177–191&quot;,&quot;author&quot;:[{&quot;family&quot;:&quot;Wood&quot;,&quot;given&quot;:&quot;David&quot;},{&quot;family&quot;:&quot;Graham&quot;,&quot;given&quot;:&quot;Stephen&quot;}],&quot;issued&quot;:{&quot;date-parts&quot;:[[&quot;2006&quot;]]}},&quot;suppress-author&quot;:true}],&quot;schema&quot;:&quot;https://github.com/citation-style-language/schema/raw/master/csl-citation.json&quot;} RNDC5XQoxDKk5"/><text:span text:style-name="T69">(2006)</text:span><text:reference-mark-end text:name="ZOTERO_ITEM CSL_CITATION {&quot;citationID&quot;:&quot;ufaeYsmX&quot;,&quot;properties&quot;:{&quot;formattedCitation&quot;:&quot;(2006)&quot;,&quot;plainCitation&quot;:&quot;(2006)&quot;,&quot;noteIndex&quot;:0},&quot;citationItems&quot;:[{&quot;id&quot;:136,&quot;uris&quot;:[&quot;http://zotero.org/users/2931661/items/AWWBVQ7S&quot;],&quot;uri&quot;:[&quot;http://zotero.org/users/2931661/items/AWWBVQ7S&quot;],&quot;itemData&quot;:{&quot;id&quot;:136,&quot;type&quot;:&quot;article-journal&quot;,&quot;title&quot;:&quot;Permeable boundaries in the software-sorted society: Surveillance and the differentiation of mobility&quot;,&quot;container-title&quot;:&quot;Mobile technologies of the city&quot;,&quot;page&quot;:&quot;177–191&quot;,&quot;author&quot;:[{&quot;family&quot;:&quot;Wood&quot;,&quot;given&quot;:&quot;David&quot;},{&quot;family&quot;:&quot;Graham&quot;,&quot;given&quot;:&quot;Stephen&quot;}],&quot;issued&quot;:{&quot;date-parts&quot;:[[&quot;2006&quot;]]}},&quot;suppress-author&quot;:true}],&quot;schema&quot;:&quot;https://github.com/citation-style-language/schema/raw/master/csl-citation.json&quot;} RNDC5XQoxDKk5"/><text:span text:style-name="T69"> kaller for «permeable boundaries in the software-sorted society». Infrastruktens effekter på slikt som sosial og fysisk mobilitet </text:span><text:reference-mark-start text:name="ZOTERO_ITEM CSL_CITATION {&quot;citationID&quot;:&quot;ggGF8ExY&quot;,&quot;properties&quot;:{&quot;formattedCitation&quot;:&quot;(Star, 1999)&quot;,&quot;plainCitation&quot;:&quot;(Star, 1999)&quot;,&quot;noteIndex&quot;:0},&quot;citationItems&quot;:[{&quot;id&quot;:32,&quot;uris&quot;:[&quot;http://zotero.org/users/2931661/items/FX6J558R&quot;],&quot;uri&quot;:[&quot;http://zotero.org/users/2931661/items/FX6J558R&quot;],&quot;itemData&quot;:{&quot;id&quot;:32,&quot;type&quot;:&quot;article-journal&quot;,&quot;title&quot;:&quot;The ethnography of infrastructure&quot;,&quot;container-title&quot;:&quot;American behavioral scientist&quot;,&quot;page&quot;:&quot;377–391&quot;,&quot;volume&quot;:&quot;43&quot;,&quot;issue&quot;:&quot;3&quot;,&quot;author&quot;:[{&quot;family&quot;:&quot;Star&quot;,&quot;given&quot;:&quot;Susan Leigh&quot;}],&quot;issued&quot;:{&quot;date-parts&quot;:[[&quot;1999&quot;]]}}}],&quot;schema&quot;:&quot;https://github.com/citation-style-language/schema/raw/master/csl-citation.json&quot;} RNDssP4tqrumQ"/><text:span text:style-name="T69">(Star, 1999)</text:span><text:reference-mark-end text:name="ZOTERO_ITEM CSL_CITATION {&quot;citationID&quot;:&quot;ggGF8ExY&quot;,&quot;properties&quot;:{&quot;formattedCitation&quot;:&quot;(Star, 1999)&quot;,&quot;plainCitation&quot;:&quot;(Star, 1999)&quot;,&quot;noteIndex&quot;:0},&quot;citationItems&quot;:[{&quot;id&quot;:32,&quot;uris&quot;:[&quot;http://zotero.org/users/2931661/items/FX6J558R&quot;],&quot;uri&quot;:[&quot;http://zotero.org/users/2931661/items/FX6J558R&quot;],&quot;itemData&quot;:{&quot;id&quot;:32,&quot;type&quot;:&quot;article-journal&quot;,&quot;title&quot;:&quot;The ethnography of infrastructure&quot;,&quot;container-title&quot;:&quot;American behavioral scientist&quot;,&quot;page&quot;:&quot;377–391&quot;,&quot;volume&quot;:&quot;43&quot;,&quot;issue&quot;:&quot;3&quot;,&quot;author&quot;:[{&quot;family&quot;:&quot;Star&quot;,&quot;given&quot;:&quot;Susan Leigh&quot;}],&quot;issued&quot;:{&quot;date-parts&quot;:[[&quot;1999&quot;]]}}}],&quot;schema&quot;:&quot;https://github.com/citation-style-language/schema/raw/master/csl-citation.json&quot;} RNDssP4tqrumQ"/></text:p>
      <text:h text:style-name="_33_DUO_5f_Overskrift" text:outline-level="3">Metode:</text:h>
      <text:p text:style-name="P7"><text:span text:style-name="T61">I </text:span><text:span text:style-name="T52">over to fulgt </text:span><text:span text:style-name="T45">utviklinge</text:span><text:span text:style-name="T52">r</text:span><text:span text:style-name="T45"> innen internett-teknologi </text:span><text:span text:style-name="T52">assosieres med offentligheter tilknyttet skolen og utdanning. </text:span><text:span text:style-name="T53">Jeg har gjort gjort deltagende observasjon i et flerlokalitets etnografisk </text:span><text:soft-page-break/><text:span text:style-name="T53">studie av infrastruktur. Slik som mange i ANT bevegelsen er jeg inspirert av etnometodologi, </text:span><text:span text:style-name="T54">der jeg har sett på hvordan digital læringsidentitet stabiliseres i relasjon til teknologi og praksis. Likevel har jeg også </text:span><text:span text:style-name="T55">fulgt infrastruktureringen av nettverket denne aktøren er del av på tvers av skala og sett på hvordan den digitaliserende skolen produseres som et grenseobjekt eller </text:span><text:span text:style-name="T56">lokasjon</text:span><text:span text:style-name="T55">/skala (innenfor grenser) </text:span><text:reference-mark-start text:name="ZOTERO_ITEM CSL_CITATION {&quot;citationID&quot;:&quot;2UbKhsge&quot;,&quot;properties&quot;:{&quot;formattedCitation&quot;:&quot;(Bowker &amp; Star, 1999; Ribes, 2014)&quot;,&quot;plainCitation&quot;:&quot;(Bowker &amp; Star, 1999; Ribes, 2014)&quot;,&quot;noteIndex&quot;:0},&quot;citationItems&quot;:[{&quot;id&quot;:33,&quot;uris&quot;:[&quot;http://zotero.org/users/2931661/items/ED4T68GG&quot;],&quot;uri&quot;:[&quot;http://zotero.org/users/2931661/items/ED4T68GG&quot;],&quot;itemData&quot;:{&quot;id&quot;:33,&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id&quot;:412,&quot;uris&quot;:[&quot;http://zotero.org/users/2931661/items/BDDT3FBS&quot;],&quot;uri&quot;:[&quot;http://zotero.org/users/2931661/items/BDDT3FBS&quot;],&quot;itemData&quot;:{&quot;id&quot;:412,&quot;type&quot;:&quot;paper-conference&quot;,&quot;title&quot;:&quot;Ethnography of scaling, or, how to a fit a national research infrastructure in the room&quot;,&quot;container-title&quot;:&quot;Proceedings of the 17th ACM conference on Computer supported cooperative work &amp; social computing&quot;,&quot;publisher&quot;:&quot;ACM&quot;,&quot;page&quot;:&quot;158–170&quot;,&quot;author&quot;:[{&quot;family&quot;:&quot;Ribes&quot;,&quot;given&quot;:&quot;David&quot;}],&quot;issued&quot;:{&quot;date-parts&quot;:[[&quot;2014&quot;]]}}}],&quot;schema&quot;:&quot;https://github.com/citation-style-language/schema/raw/master/csl-citation.json&quot;} RNDfhzE8Y9Bky"/><text:span text:style-name="T55">(Bowker &amp; Star, 1999; Ribes, 2014)</text:span><text:reference-mark-end text:name="ZOTERO_ITEM CSL_CITATION {&quot;citationID&quot;:&quot;2UbKhsge&quot;,&quot;properties&quot;:{&quot;formattedCitation&quot;:&quot;(Bowker &amp; Star, 1999; Ribes, 2014)&quot;,&quot;plainCitation&quot;:&quot;(Bowker &amp; Star, 1999; Ribes, 2014)&quot;,&quot;noteIndex&quot;:0},&quot;citationItems&quot;:[{&quot;id&quot;:33,&quot;uris&quot;:[&quot;http://zotero.org/users/2931661/items/ED4T68GG&quot;],&quot;uri&quot;:[&quot;http://zotero.org/users/2931661/items/ED4T68GG&quot;],&quot;itemData&quot;:{&quot;id&quot;:33,&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id&quot;:412,&quot;uris&quot;:[&quot;http://zotero.org/users/2931661/items/BDDT3FBS&quot;],&quot;uri&quot;:[&quot;http://zotero.org/users/2931661/items/BDDT3FBS&quot;],&quot;itemData&quot;:{&quot;id&quot;:412,&quot;type&quot;:&quot;paper-conference&quot;,&quot;title&quot;:&quot;Ethnography of scaling, or, how to a fit a national research infrastructure in the room&quot;,&quot;container-title&quot;:&quot;Proceedings of the 17th ACM conference on Computer supported cooperative work &amp; social computing&quot;,&quot;publisher&quot;:&quot;ACM&quot;,&quot;page&quot;:&quot;158–170&quot;,&quot;author&quot;:[{&quot;family&quot;:&quot;Ribes&quot;,&quot;given&quot;:&quot;David&quot;}],&quot;issued&quot;:{&quot;date-parts&quot;:[[&quot;2014&quot;]]}}}],&quot;schema&quot;:&quot;https://github.com/citation-style-language/schema/raw/master/csl-citation.json&quot;} RNDfhzE8Y9Bky"/><text:span text:style-name="T55">. </text:span></text:p>
      <text:p text:style-name="P41"><text:span text:style-name="T46">I</text:span><text:span text:style-name="T43">løpet av perioden har jeg deltatt i arbeidet som vikarlærer på en ungdomsskole, hovedsakelig i en periode på to uker spredt over et par måneder, samt en oppfølging i senere tid. I tillegg til å delta og observere i klasserommet var jeg med på flere forskjellige møter og seminarer, jeg intervjuet lærere, administrasjon og IKT avdelingen i kommunen, og jeg fikk hjelp til å kartlegge systemene og bruken av digitale verktøy. </text:span><text:span text:style-name="T56">Jeg har deltatt (fysisk og virtuelt) på et ukjent antall forelesninger, seminarer og konferanser, på tvers av sektorer og forskningsfelt. Som et utfall av dette fikk jeg mulighet til å delta og skrive om mine erfaringer som studentrepresentant hos Uninett/Unit, der jeg først deltok i et møte også fikk sponset min deltagelse på Uninett konferansen 2017 i Trondheim. I denne prosessen ble jeg også invitert til å delta i Læringskomiteen hos Standard Norge, der jeg var i ni møter med representanter fra hele utdanningsektoren (myndigheter, forlag, forskningsgrupper, osv) var med på å diskutre verdien av å ta i bruk forskjellige internasjonale standarder.</text:span></text:p>
      <text:h text:style-name="P48" text:outline-level="3">Tidsplan:</text:h>
      <text:p text:style-name="P9">Det meste av studiet er allerede gjort. Data-insamlingen ble jeg ferdig med i juni og jeg leverer masteroppgaven <text:span text:style-name="T71">til veileder før jeg</text:span>. Etter dette <text:span text:style-name="T71">vil jeg publisere en kronikk, samtidig som jeg ønsker </text:span>å sette igang en prosess <text:span text:style-name="T71">hvor jeg forsøker å </text:span>publisere i en tidsskrift. <text:span text:style-name="T71">Målet jeg har jobbet mot de siste tre årene har vært å utarbeide et forskningsprosjekt som tillater meg å utvikle teknologier jeg lenge har drømt om på en måte som produserer kunnskap. Jeg er glad for å ha kommet halvveis, men behøver så mange middler som mulig til å sette i gang et videre prosjekt der jeg knytter sammen miljøene jeg nå har blitt del av og skaper et rom for <text:s/>former for å ekspertimentere med måtene brukeren kan skapes annerledes.</text:span></text:p>
      <text:h text:style-name="P49" text:outline-level="3"><text:span text:style-name="T27"/></text:h>
      <text:h text:style-name="P49" text:outline-level="3"><text:soft-page-break/><text:span text:style-name="T27">Litteraturliste:</text:span></text:h>
      <text:section text:style-name="Sect1" text:name="ZOTERO_BIBL {&quot;uncited&quot;:[],&quot;omitted&quot;:[],&quot;custom&quot;:[]} CSL_BIBLIOGRAPHY RNDY6tEyqdYhK">
        <text:p text:style-name="Bibliography_20_1">Asdal, K. (2011). <text:span text:style-name="T28">Politikkens natur. Naturens politikk</text:span>. Universitetsforlaget. Hentet fra http://www.universitetsforlaget.no/nettbutikk/politikkens-natur-naturens-politikk-uf.html</text:p>
        <text:p text:style-name="Bibliography_20_1">Bowker, G., &amp; Star, S. L. (1999). Sorting things out. <text:span text:style-name="T28">Classification and its</text:span>.</text:p>
        <text:p text:style-name="Bibliography_20_1">Callon, M. (1998). An essay on framing and overflowing: economic externalities revisited by sociology. <text:span text:style-name="T28">The Sociological Review</text:span>, <text:span text:style-name="T28">46</text:span>(S1), 244–269.</text:p>
        <text:p text:style-name="Bibliography_20_1">Callon, M., &amp; Muniesa, F. (2003). Les marchés économiques comme dispositifs collectifs de calcul. <text:span text:style-name="T28">Réseaux</text:span>, (6), 189–233.</text:p>
        <text:p text:style-name="Bibliography_20_1">Druglitrø, T. (2012). Å skape en standard for velferd: Forsøksdyr i norsk biomedisin, 1953–1986. <text:span text:style-name="T28">PhD diss., University of Oslo</text:span>.</text:p>
        <text:p text:style-name="Bibliography_20_1">Druglitrø, T., &amp; Asdal, K. (2016). Modifying the Biopolitical Collective: The law as a moral technology. I <text:span text:style-name="T28">Humans, Animals and Biopolitics</text:span> (s. 66–84). Routledge.</text:p>
        <text:p text:style-name="Bibliography_20_1">Edwards, R. (2015). Knowledge infrastructures and the inscrutability of openness in education. <text:span text:style-name="T28">Learning, Media and Technology</text:span>, <text:span text:style-name="T28">40</text:span>(3), 251–264.</text:p>
        <text:p text:style-name="Bibliography_20_1">Foucault, M. (1977). <text:span text:style-name="T28">Discipline and Punish: the Birth of the Prison (A. Sheridan, Trans.)</text:span>. London: Penguin Books.</text:p>
        <text:p text:style-name="Bibliography_20_1">Kelty, C. M. (2008). <text:span text:style-name="T28">Two bits: The cultural significance of free software</text:span>. Duke University Press.</text:p>
        <text:p text:style-name="Bibliography_20_1">Law, J. (1999). After ANT: complexity, naming and topology. <text:span text:style-name="T28">The Sociological Review</text:span>, <text:span text:style-name="T28">47</text:span>(1_suppl), 1–14.</text:p>
        <text:p text:style-name="Bibliography_20_1">Moser, I., &amp; Law, J. (2006). Fluids or flows? Information and qualculation in medical practice. <text:span text:style-name="T28">Information Technology &amp; People</text:span>, <text:span text:style-name="T28">19</text:span>(1), 55–73. https://doi.org/10.1108/09593840610649961</text:p>
        <text:p text:style-name="Bibliography_20_1">Nordahl, T. (2018). <text:span text:style-name="T28">Inkluderende felleskap for barn og unge: ekspertgruppen for barn og unge med behov for særskilt tilrettelegging</text:span>. Bergen: Fagbokforlaget.</text:p>
        <text:p text:style-name="Bibliography_20_1">Porter, T. M. (1992). Quantification and the accounting ideal in science. <text:span text:style-name="T28">Social studies of science</text:span>, <text:span text:style-name="T28">22</text:span>(4), 633–651.</text:p>
        <text:p text:style-name="Bibliography_20_1">Ribes, D. (2014). Ethnography of scaling, or, how to a fit a national research infrastructure in the room. I <text:span text:style-name="T28">Proceedings of the 17th ACM conference on Computer supported cooperative work &amp; social computing</text:span> (s. 158–170). ACM.</text:p>
        <text:p text:style-name="Bibliography_20_1">Star, S. L. (1999). The ethnography of infrastructure. <text:span text:style-name="T28">American behavioral scientist</text:span>, <text:span text:style-name="T28">43</text:span>(3), 377–391.</text:p>
        <text:p text:style-name="Bibliography_20_1"><text:soft-page-break/>Thrift, N. (2004). Remembering the technological unconscious by foregrounding knowledges of position. <text:span text:style-name="T28">Environment and Planning D: Society and Space</text:span>, <text:span text:style-name="T28">22</text:span>(1), 175–190.</text:p>
        <text:p text:style-name="Bibliography_20_1">Williamson, B. (2016). Coding the biodigital child: the biopolitics and pedagogic strategies of educational data science. <text:span text:style-name="T28">Pedagogy, Culture &amp; Society</text:span>, <text:span text:style-name="T28">24</text:span>(3), 401–416.</text:p>
        <text:p text:style-name="Bibliography_20_1">Wood, D., &amp; Graham, S. (2006). Permeable boundaries in the software-sorted society: Surveillance and the differentiation of mobility. <text:span text:style-name="T28">Mobile technologies of the city</text:span>, 177–191.</text:p>
        <text:p text:style-name="Bibliography_20_1">Zembylas, M. (2017). The contribution of the ontological turn in education: Some methodological and political implications. <text:span text:style-name="T28">Educational Philosophy and Theory</text:span>, <text:span text:style-name="T28">49</text:span>(14), 1401–1414.</text:p>
      </text:section>
      <text:p text:style-name="Brodtek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Lohit Devanagari1" svg:font-family="'Lohit Devanagari'"/>
    <style:font-face style:name="ariel" svg:font-family="arie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Emphasis" style:family="text">
      <style:text-properties fo:font-style="italic" style:font-style-asian="italic" style:font-style-complex="italic"/>
    </style:style>
    <style:style style:name="ListLabel_20_68" style:display-name="ListLabel 68" style:family="text">
      <style:text-properties fo:color="#1155cc" style:font-name="Arial" fo:font-family="Arial"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style>
    <style:style style:name="apple-tab-spa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077f01d" officeooo:paragraph-rsid="0077f01d"/>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X</text:page-number></text:p>
        <text:p text:style-name="Footer"/>
      </style:footer>
      <style:footer-left>
        <text:p text:style-name="Footer"><text:page-number text:select-page="current">VIII</text:page-number></text:p>
        <text:p text:style-name="MP2"><text:s/></text:p>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36</meta:editing-cycles>
    <meta:creation-date>2012-08-21T07:27:00</meta:creation-date>
    <dc:date>2018-11-15T23:48:40.588103928</dc:date>
    <meta:editing-duration>PT3H1M5S</meta:editing-duration>
    <meta:generator>LibreOffice/6.0.6.2$Linux_X86_64 LibreOffice_project/00m0$Build-2</meta:generator>
    <meta:document-statistic meta:table-count="3" meta:image-count="0" meta:object-count="0" meta:page-count="8" meta:paragraph-count="101" meta:word-count="2406" meta:character-count="16207" meta:non-whitespace-character-count="13890"/>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QtDsWRKO"/&gt;&lt;style id="http://www.zotero.org/styles/apa" locale="nb-NO"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